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2" svg:font-family="SUN5.2" style:font-pitch="variable"/>
    <style:font-face style:name="SUN6.1" svg:font-family="SUN6.1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UN6.1"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6.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6.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6.1"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3" style:family="table-cell" style:parent-style-name="Default">
      <style:table-cell-properties fo:border="0.74pt solid #000000"/>
      <style:text-properties style:font-name="SUN6.1"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6.1" fo:font-size="22pt" style:font-size-asian="22pt" style:font-size-complex="22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6.1"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p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="0.74pt solid #000000"/>
      <style:text-properties style:font-name="Arial Narrow"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="0.74pt solid #000000"/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eeeeee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6.1" fo:font-size="22pt" fo:font-style="normal" fo:font-weight="bold" style:font-size-asian="22pt" style:font-style-asian="normal" style:font-weight-asian="bold" style:font-size-complex="2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6.1"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  <style:text-properties style:font-name="SUN6.1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="0.74pt solid #000000"/>
      <style:text-properties style:font-name="Arial Narrow" fo:font-style="normal" fo:font-weight="bold" style:font-style-asian="normal" style:font-weight-asian="bold" style:font-style-complex="normal" style:font-weight-complex="normal"/>
    </style:style>
    <style:style style:name="ce37" style:family="table-cell" style:parent-style-name="Default">
      <style:table-cell-properties fo:border-bottom="0.74pt solid #000000" style:text-align-source="value-type" style:repeat-content="false" fo:border-left="none" fo:border-right="0.74pt solid #000000" fo:border-top="0.74pt solid #000000"/>
      <style:text-properties style:font-name="Arial Narrow"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5.2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900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12"/>
        <table:table-column table:style-name="co3" table:default-cell-style-name="ce14"/>
        <table:table-column table:style-name="co4" table:default-cell-style-name="ce23"/>
        <table:table-column table:style-name="co5" table:default-cell-style-name="ce12"/>
        <table:table-column table:style-name="co6" table:default-cell-style-name="ce14"/>
        <table:table-column table:style-name="co7" table:default-cell-style-name="ce23"/>
        <table:table-column table:style-name="co8" table:default-cell-style-name="ce12"/>
        <table:table-column table:style-name="co9" table:number-columns-repeated="3" table:default-cell-style-name="Default"/>
        <table:table-row table:style-name="ro1">
          <table:table-cell table:style-name="ce13" office:value-type="string" calcext:value-type="string">
            <text:p></text:p>
          </table:table-cell>
          <table:table-cell table:style-name="ce8" office:value-type="string" calcext:value-type="string">
            <text:p>Aaron</text:p>
          </table:table-cell>
          <table:table-cell/>
          <table:table-cell table:style-name="ce13" office:value-type="string" calcext:value-type="string">
            <text:p></text:p>
          </table:table-cell>
          <table:table-cell table:style-name="ce11" office:value-type="string" calcext:value-type="string">
            <text:p>Alexander</text:p>
          </table:table-cell>
          <table:table-cell/>
          <table:table-cell table:style-name="ce13" office:value-type="string" calcext:value-type="string">
            <text:p></text:p>
          </table:table-cell>
          <table:table-cell table:style-name="ce8" office:value-type="string" calcext:value-type="string">
            <text:p>Areopag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</text:p>
          </table:table-cell>
          <table:table-cell table:style-name="ce10" office:value-type="string" calcext:value-type="string">
            <text:p>Abel</text:p>
          </table:table-cell>
          <table:table-cell/>
          <table:table-cell table:style-name="ce13" office:value-type="string" calcext:value-type="string">
            <text:p></text:p>
          </table:table-cell>
          <table:table-cell table:style-name="ce8" office:value-type="string" calcext:value-type="string">
            <text:p>Alexandria</text:p>
          </table:table-cell>
          <table:table-cell/>
          <table:table-cell table:style-name="ce24"/>
          <table:table-cell table:style-name="ce31" office:value-type="string" calcext:value-type="string">
            <text:p>Aretas 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</text:p>
          </table:table-cell>
          <table:table-cell table:style-name="ce10" office:value-type="string" calcext:value-type="string">
            <text:p>Abiathar</text:p>
          </table:table-cell>
          <table:table-cell/>
          <table:table-cell table:style-name="ce17" office:value-type="string" calcext:value-type="string">
            <text:p></text:p>
          </table:table-cell>
          <table:table-cell table:style-name="ce10" office:value-type="string" calcext:value-type="string">
            <text:p>Alphaeus</text:p>
          </table:table-cell>
          <table:table-cell/>
          <table:table-cell table:style-name="ce17" office:value-type="string" calcext:value-type="string">
            <text:p></text:p>
          </table:table-cell>
          <table:table-cell table:style-name="ce10" office:value-type="string" calcext:value-type="string">
            <text:p>Arimathe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</text:p>
          </table:table-cell>
          <table:table-cell table:style-name="ce10" office:value-type="string" calcext:value-type="string">
            <text:p>Abijah</text:p>
          </table:table-cell>
          <table:table-cell/>
          <table:table-cell table:style-name="ce17" office:value-type="string" calcext:value-type="string">
            <text:p></text:p>
          </table:table-cell>
          <table:table-cell table:style-name="ce10" office:value-type="string" calcext:value-type="string">
            <text:p>Amminadab</text:p>
          </table:table-cell>
          <table:table-cell/>
          <table:table-cell table:style-name="ce13" office:value-type="string" calcext:value-type="string">
            <text:p></text:p>
          </table:table-cell>
          <table:table-cell table:style-name="ce8" office:value-type="string" calcext:value-type="string">
            <text:p>Aristarchu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</text:p>
          </table:table-cell>
          <table:table-cell table:style-name="ce11" office:value-type="string" calcext:value-type="string">
            <text:p>Abilene</text:p>
          </table:table-cell>
          <table:table-cell/>
          <table:table-cell table:style-name="ce17" office:value-type="string" calcext:value-type="string">
            <text:p></text:p>
          </table:table-cell>
          <table:table-cell table:style-name="ce10" office:value-type="string" calcext:value-type="string">
            <text:p>Amon</text:p>
          </table:table-cell>
          <table:table-cell/>
          <table:table-cell table:style-name="ce22" office:value-type="string" calcext:value-type="string">
            <text:p></text:p>
          </table:table-cell>
          <table:table-cell table:style-name="ce10" office:value-type="string" calcext:value-type="string">
            <text:p>Aristobul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</text:p>
          </table:table-cell>
          <table:table-cell table:style-name="ce10" office:value-type="string" calcext:value-type="string">
            <text:p>Abiud</text:p>
          </table:table-cell>
          <table:table-cell/>
          <table:table-cell table:style-name="ce20" office:value-type="string" calcext:value-type="string">
            <text:p></text:p>
          </table:table-cell>
          <table:table-cell table:style-name="ce11" office:value-type="string" calcext:value-type="string">
            <text:p>Amos</text:p>
          </table:table-cell>
          <table:table-cell/>
          <table:table-cell table:style-name="ce20" office:value-type="string" calcext:value-type="string">
            <text:p></text:p>
          </table:table-cell>
          <table:table-cell table:style-name="ce11" office:value-type="string" calcext:value-type="string">
            <text:p>Arn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</text:p>
          </table:table-cell>
          <table:table-cell table:style-name="ce10" office:value-type="string" calcext:value-type="string">
            <text:p>Abraham</text:p>
          </table:table-cell>
          <table:table-cell/>
          <table:table-cell table:style-name="ce13" office:value-type="string" calcext:value-type="string">
            <text:p></text:p>
          </table:table-cell>
          <table:table-cell table:style-name="ce8" office:value-type="string" calcext:value-type="string">
            <text:p>Amphipolis</text:p>
          </table:table-cell>
          <table:table-cell/>
          <table:table-cell table:style-name="ce20" office:value-type="string" calcext:value-type="string">
            <text:p></text:p>
          </table:table-cell>
          <table:table-cell table:style-name="ce11" office:value-type="string" calcext:value-type="string">
            <text:p>Arphaxa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</text:p>
          </table:table-cell>
          <table:table-cell table:style-name="ce10" office:value-type="string" calcext:value-type="string">
            <text:p>Abyss</text:p>
          </table:table-cell>
          <table:table-cell/>
          <table:table-cell table:style-name="ce22" office:value-type="string" calcext:value-type="string">
            <text:p></text:p>
          </table:table-cell>
          <table:table-cell table:style-name="ce10" office:value-type="string" calcext:value-type="string">
            <text:p>Ampliatus</text:p>
          </table:table-cell>
          <table:table-cell/>
          <table:table-cell table:style-name="ce13" office:value-type="string" calcext:value-type="string">
            <text:p></text:p>
          </table:table-cell>
          <table:table-cell table:style-name="ce8" office:value-type="string" calcext:value-type="string">
            <text:p>Artema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</text:p>
          </table:table-cell>
          <table:table-cell table:style-name="ce8" office:value-type="string" calcext:value-type="string">
            <text:p>Achaia</text:p>
          </table:table-cell>
          <table:table-cell/>
          <table:table-cell table:style-name="ce13" office:value-type="string" calcext:value-type="string">
            <text:p></text:p>
          </table:table-cell>
          <table:table-cell table:style-name="ce8" office:value-type="string" calcext:value-type="string">
            <text:p>Ananias</text:p>
          </table:table-cell>
          <table:table-cell/>
          <table:table-cell table:style-name="ce17" office:value-type="string" calcext:value-type="string">
            <text:p></text:p>
          </table:table-cell>
          <table:table-cell table:style-name="ce10" office:value-type="string" calcext:value-type="string">
            <text:p>Asa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31" office:value-type="string" calcext:value-type="string">
            <text:p>Achaicus</text:p>
          </table:table-cell>
          <table:table-cell/>
          <table:table-cell table:style-name="ce17" office:value-type="string" calcext:value-type="string">
            <text:p></text:p>
          </table:table-cell>
          <table:table-cell table:style-name="ce10" office:value-type="string" calcext:value-type="string">
            <text:p>Andrew</text:p>
          </table:table-cell>
          <table:table-cell/>
          <table:table-cell table:style-name="ce22" office:value-type="string" calcext:value-type="string">
            <text:p></text:p>
          </table:table-cell>
          <table:table-cell table:style-name="ce10" office:value-type="string" calcext:value-type="string">
            <text:p>Asher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</text:p>
          </table:table-cell>
          <table:table-cell table:style-name="ce10" office:value-type="string" calcext:value-type="string">
            <text:p>Achim</text:p>
          </table:table-cell>
          <table:table-cell/>
          <table:table-cell table:style-name="ce22" office:value-type="string" calcext:value-type="string">
            <text:p></text:p>
          </table:table-cell>
          <table:table-cell table:style-name="ce10" office:value-type="string" calcext:value-type="string">
            <text:p>Andronicus</text:p>
          </table:table-cell>
          <table:table-cell/>
          <table:table-cell table:style-name="ce22" office:value-type="string" calcext:value-type="string">
            <text:p></text:p>
          </table:table-cell>
          <table:table-cell table:style-name="ce10" office:value-type="string" calcext:value-type="string">
            <text:p>Asher_lan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</text:p>
          </table:table-cell>
          <table:table-cell table:style-name="ce11" office:value-type="string" calcext:value-type="string">
            <text:p>Adam</text:p>
          </table:table-cell>
          <table:table-cell/>
          <table:table-cell table:style-name="ce13" office:value-type="string" calcext:value-type="string">
            <text:p></text:p>
          </table:table-cell>
          <table:table-cell table:style-name="ce11" office:value-type="string" calcext:value-type="string">
            <text:p>Anna</text:p>
          </table:table-cell>
          <table:table-cell/>
          <table:table-cell table:style-name="ce13" office:value-type="string" calcext:value-type="string">
            <text:p></text:p>
          </table:table-cell>
          <table:table-cell table:style-name="ce8" office:value-type="string" calcext:value-type="string">
            <text:p>Asi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</text:p>
          </table:table-cell>
          <table:table-cell table:style-name="ce11" office:value-type="string" calcext:value-type="string">
            <text:p>Addi</text:p>
          </table:table-cell>
          <table:table-cell/>
          <table:table-cell table:style-name="ce13" office:value-type="string" calcext:value-type="string">
            <text:p></text:p>
          </table:table-cell>
          <table:table-cell table:style-name="ce8" office:value-type="string" calcext:value-type="string">
            <text:p>Annas</text:p>
          </table:table-cell>
          <table:table-cell/>
          <table:table-cell table:style-name="ce13" office:value-type="string" calcext:value-type="string">
            <text:p></text:p>
          </table:table-cell>
          <table:table-cell table:style-name="ce8" office:value-type="string" calcext:value-type="string">
            <text:p>Ass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</text:p>
          </table:table-cell>
          <table:table-cell table:style-name="ce11" office:value-type="string" calcext:value-type="string">
            <text:p>Admin</text:p>
          </table:table-cell>
          <table:table-cell/>
          <table:table-cell table:style-name="ce13" office:value-type="string" calcext:value-type="string">
            <text:p></text:p>
          </table:table-cell>
          <table:table-cell table:style-name="ce8" office:value-type="string" calcext:value-type="string">
            <text:p>Antioch</text:p>
          </table:table-cell>
          <table:table-cell/>
          <table:table-cell table:style-name="ce22" office:value-type="string" calcext:value-type="string">
            <text:p></text:p>
          </table:table-cell>
          <table:table-cell table:style-name="ce10" office:value-type="string" calcext:value-type="string">
            <text:p>Asyncriti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</text:p>
          </table:table-cell>
          <table:table-cell table:style-name="ce8" office:value-type="string" calcext:value-type="string">
            <text:p>Adramyttium</text:p>
          </table:table-cell>
          <table:table-cell/>
          <table:table-cell table:style-name="ce24" office:value-type="string" calcext:value-type="string">
            <text:p></text:p>
          </table:table-cell>
          <table:table-cell table:style-name="ce31" office:value-type="string" calcext:value-type="string">
            <text:p>Antipas</text:p>
          </table:table-cell>
          <table:table-cell/>
          <table:table-cell table:style-name="ce13" office:value-type="string" calcext:value-type="string">
            <text:p></text:p>
          </table:table-cell>
          <table:table-cell table:style-name="ce8" office:value-type="string" calcext:value-type="string">
            <text:p>Athen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</text:p>
          </table:table-cell>
          <table:table-cell table:style-name="ce8" office:value-type="string" calcext:value-type="string">
            <text:p>Adriatic_Sea</text:p>
          </table:table-cell>
          <table:table-cell/>
          <table:table-cell table:style-name="ce13" office:value-type="string" calcext:value-type="string">
            <text:p></text:p>
          </table:table-cell>
          <table:table-cell table:style-name="ce8" office:value-type="string" calcext:value-type="string">
            <text:p>Antipatris</text:p>
          </table:table-cell>
          <table:table-cell/>
          <table:table-cell table:style-name="ce13" office:value-type="string" calcext:value-type="string">
            <text:p></text:p>
          </table:table-cell>
          <table:table-cell table:style-name="ce8" office:value-type="string" calcext:value-type="string">
            <text:p>Attali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</text:p>
          </table:table-cell>
          <table:table-cell table:style-name="ce8" office:value-type="string" calcext:value-type="string">
            <text:p>Aeneas</text:p>
          </table:table-cell>
          <table:table-cell/>
          <table:table-cell table:style-name="ce22" office:value-type="string" calcext:value-type="string">
            <text:p></text:p>
          </table:table-cell>
          <table:table-cell table:style-name="ce10" office:value-type="string" calcext:value-type="string">
            <text:p>Apelles</text:p>
          </table:table-cell>
          <table:table-cell/>
          <table:table-cell table:style-name="ce17" office:value-type="string" calcext:value-type="string">
            <text:p></text:p>
          </table:table-cell>
          <table:table-cell table:style-name="ce10" office:value-type="string" calcext:value-type="string">
            <text:p>Azor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</text:p>
          </table:table-cell>
          <table:table-cell table:style-name="ce10" office:value-type="string" calcext:value-type="string">
            <text:p>Aenon</text:p>
          </table:table-cell>
          <table:table-cell/>
          <table:table-cell table:style-name="ce13" office:value-type="string" calcext:value-type="string">
            <text:p></text:p>
          </table:table-cell>
          <table:table-cell table:style-name="ce8" office:value-type="string" calcext:value-type="string">
            <text:p>Apollos</text:p>
          </table:table-cell>
          <table:table-cell/>
          <table:table-cell table:style-name="ce13" office:value-type="string" calcext:value-type="string">
            <text:p></text:p>
          </table:table-cell>
          <table:table-cell table:style-name="ce8" office:value-type="string" calcext:value-type="string">
            <text:p>Azot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</text:p>
          </table:table-cell>
          <table:table-cell table:style-name="ce8" office:value-type="string" calcext:value-type="string">
            <text:p>Agabus</text:p>
          </table:table-cell>
          <table:table-cell/>
          <table:table-cell table:style-name="ce13" office:value-type="string" calcext:value-type="string">
            <text:p></text:p>
          </table:table-cell>
          <table:table-cell table:style-name="ce8" office:value-type="string" calcext:value-type="string">
            <text:p>Apolonia</text:p>
          </table:table-cell>
          <table:table-cell/>
          <table:table-cell table:style-name="ce22" office:value-type="string" calcext:value-type="string">
            <text:p></text:p>
          </table:table-cell>
          <table:table-cell table:style-name="ce10" office:value-type="string" calcext:value-type="string">
            <text:p>Baa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</text:p>
          </table:table-cell>
          <table:table-cell table:style-name="ce8" office:value-type="string" calcext:value-type="string">
            <text:p>Agrippa</text:p>
          </table:table-cell>
          <table:table-cell/>
          <table:table-cell table:style-name="ce13" office:value-type="string" calcext:value-type="string">
            <text:p></text:p>
          </table:table-cell>
          <table:table-cell table:style-name="ce8" office:value-type="string" calcext:value-type="string">
            <text:p>Aquila</text:p>
          </table:table-cell>
          <table:table-cell/>
          <table:table-cell table:style-name="ce17" office:value-type="string" calcext:value-type="string">
            <text:p></text:p>
          </table:table-cell>
          <table:table-cell table:style-name="ce10" office:value-type="string" calcext:value-type="string">
            <text:p>Babyl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</text:p>
          </table:table-cell>
          <table:table-cell table:style-name="ce10" office:value-type="string" calcext:value-type="string">
            <text:p>Ahaz</text:p>
          </table:table-cell>
          <table:table-cell/>
          <table:table-cell table:style-name="ce13" office:value-type="string" calcext:value-type="string">
            <text:p></text:p>
          </table:table-cell>
          <table:table-cell table:style-name="ce8" office:value-type="string" calcext:value-type="string">
            <text:p>Arabia</text:p>
          </table:table-cell>
          <table:table-cell/>
          <table:table-cell table:style-name="ce24" office:value-type="string" calcext:value-type="string">
            <text:p></text:p>
          </table:table-cell>
          <table:table-cell table:style-name="ce31" office:value-type="string" calcext:value-type="string">
            <text:p>Balaam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4"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</text:p>
          </table:table-cell>
          <table:table-cell table:style-name="ce8" office:value-type="string" calcext:value-type="string">
            <text:p>Bar_Jesus_not_Christ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7" office:value-type="string" calcext:value-type="string">
            <text:p></text:p>
          </table:table-cell>
          <table:table-cell table:style-name="ce10" office:value-type="string" calcext:value-type="string">
            <text:p>Barabbas</text:p>
          </table:table-cell>
          <table:table-cell/>
          <table:table-cell table:style-name="ce26" office:value-type="string" calcext:value-type="string">
            <text:p></text:p>
          </table:table-cell>
          <table:table-cell table:style-name="ce11" office:value-type="string" calcext:value-type="string">
            <text:p>bribe</text:p>
          </table:table-cell>
          <table:table-cell/>
          <table:table-cell table:style-name="ce13" office:value-type="string" calcext:value-type="string">
            <text:p></text:p>
          </table:table-cell>
          <table:table-cell table:style-name="ce8" office:value-type="string" calcext:value-type="string">
            <text:p>Claudi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</text:p>
          </table:table-cell>
          <table:table-cell table:style-name="ce10" office:value-type="string" calcext:value-type="string">
            <text:p>Barachiah</text:p>
          </table:table-cell>
          <table:table-cell/>
          <table:table-cell table:style-name="ce17" office:value-type="string" calcext:value-type="string">
            <text:p></text:p>
          </table:table-cell>
          <table:table-cell table:style-name="ce10" office:value-type="string" calcext:value-type="string">
            <text:p>Caesar</text:p>
          </table:table-cell>
          <table:table-cell/>
          <table:table-cell table:style-name="ce20" office:value-type="string" calcext:value-type="string">
            <text:p></text:p>
          </table:table-cell>
          <table:table-cell table:style-name="ce11" office:value-type="string" calcext:value-type="string">
            <text:p>Cleopa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</text:p>
          </table:table-cell>
          <table:table-cell table:style-name="ce8" office:value-type="string" calcext:value-type="string">
            <text:p>Barnabas</text:p>
          </table:table-cell>
          <table:table-cell/>
          <table:table-cell table:style-name="ce17" office:value-type="string" calcext:value-type="string">
            <text:p></text:p>
          </table:table-cell>
          <table:table-cell table:style-name="ce10" office:value-type="string" calcext:value-type="string">
            <text:p>Caesarea</text:p>
          </table:table-cell>
          <table:table-cell/>
          <table:table-cell table:style-name="ce22" office:value-type="string" calcext:value-type="string">
            <text:p></text:p>
          </table:table-cell>
          <table:table-cell table:style-name="ce10" office:value-type="string" calcext:value-type="string">
            <text:p>Clopa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</text:p>
          </table:table-cell>
          <table:table-cell table:style-name="ce8" office:value-type="string" calcext:value-type="string">
            <text:p>Barsabbas</text:p>
          </table:table-cell>
          <table:table-cell/>
          <table:table-cell table:style-name="ce17" office:value-type="string" calcext:value-type="string">
            <text:p></text:p>
          </table:table-cell>
          <table:table-cell table:style-name="ce10" office:value-type="string" calcext:value-type="string">
            <text:p>Caiaphas</text:p>
          </table:table-cell>
          <table:table-cell/>
          <table:table-cell table:style-name="ce13" office:value-type="string" calcext:value-type="string">
            <text:p></text:p>
          </table:table-cell>
          <table:table-cell table:style-name="ce8" office:value-type="string" calcext:value-type="string">
            <text:p>Cnid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</text:p>
          </table:table-cell>
          <table:table-cell table:style-name="ce10" office:value-type="string" calcext:value-type="string">
            <text:p>Bartholomew</text:p>
          </table:table-cell>
          <table:table-cell/>
          <table:table-cell table:style-name="ce20" office:value-type="string" calcext:value-type="string">
            <text:p></text:p>
          </table:table-cell>
          <table:table-cell table:style-name="ce11" office:value-type="string" calcext:value-type="string">
            <text:p>Cainan</text:p>
          </table:table-cell>
          <table:table-cell/>
          <table:table-cell table:style-name="ce13" office:value-type="string" calcext:value-type="string">
            <text:p></text:p>
          </table:table-cell>
          <table:table-cell table:style-name="ce8" office:value-type="string" calcext:value-type="string">
            <text:p>Corint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</text:p>
          </table:table-cell>
          <table:table-cell table:style-name="ce10" office:value-type="string" calcext:value-type="string">
            <text:p>Bartimaeus</text:p>
          </table:table-cell>
          <table:table-cell/>
          <table:table-cell table:style-name="ce22" office:value-type="string" calcext:value-type="string">
            <text:p></text:p>
          </table:table-cell>
          <table:table-cell table:style-name="ce10" office:value-type="string" calcext:value-type="string">
            <text:p>Cana</text:p>
          </table:table-cell>
          <table:table-cell/>
          <table:table-cell table:style-name="ce13" office:value-type="string" calcext:value-type="string">
            <text:p></text:p>
          </table:table-cell>
          <table:table-cell table:style-name="ce8" office:value-type="string" calcext:value-type="string">
            <text:p>Corneli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 </text:p>
          </table:table-cell>
          <table:table-cell table:style-name="ce11" office:value-type="string" calcext:value-type="string">
            <text:p>Beelzebul</text:p>
          </table:table-cell>
          <table:table-cell/>
          <table:table-cell table:style-name="ce17" office:value-type="string" calcext:value-type="string">
            <text:p></text:p>
          </table:table-cell>
          <table:table-cell table:style-name="ce10" office:value-type="string" calcext:value-type="string">
            <text:p>Canaan</text:p>
          </table:table-cell>
          <table:table-cell/>
          <table:table-cell table:style-name="ce20" office:value-type="string" calcext:value-type="string">
            <text:p><text:s/> </text:p>
          </table:table-cell>
          <table:table-cell table:style-name="ce11" office:value-type="string" calcext:value-type="string">
            <text:p>Cosam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</text:p>
          </table:table-cell>
          <table:table-cell table:style-name="ce8" office:value-type="string" calcext:value-type="string">
            <text:p>Believer</text:p>
          </table:table-cell>
          <table:table-cell/>
          <table:table-cell table:style-name="ce13" office:value-type="string" calcext:value-type="string">
            <text:p></text:p>
          </table:table-cell>
          <table:table-cell table:style-name="ce8" office:value-type="string" calcext:value-type="string">
            <text:p>Candace</text:p>
          </table:table-cell>
          <table:table-cell/>
          <table:table-cell table:style-name="ce13" office:value-type="string" calcext:value-type="string">
            <text:p></text:p>
          </table:table-cell>
          <table:table-cell table:style-name="ce8" office:value-type="string" calcext:value-type="string">
            <text:p>Creator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</text:p>
          </table:table-cell>
          <table:table-cell table:style-name="ce8" office:value-type="string" calcext:value-type="string">
            <text:p>Benjamin</text:p>
          </table:table-cell>
          <table:table-cell/>
          <table:table-cell table:style-name="ce17" office:value-type="string" calcext:value-type="string">
            <text:p></text:p>
          </table:table-cell>
          <table:table-cell table:style-name="ce10" office:value-type="string" calcext:value-type="string">
            <text:p>Capernaum</text:p>
          </table:table-cell>
          <table:table-cell/>
          <table:table-cell table:style-name="ce13" office:value-type="string" calcext:value-type="string">
            <text:p></text:p>
          </table:table-cell>
          <table:table-cell table:style-name="ce8" office:value-type="string" calcext:value-type="string">
            <text:p>Cret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</text:p>
          </table:table-cell>
          <table:table-cell table:style-name="ce8" office:value-type="string" calcext:value-type="string">
            <text:p>Berea</text:p>
          </table:table-cell>
          <table:table-cell/>
          <table:table-cell table:style-name="ce13" office:value-type="string" calcext:value-type="string">
            <text:p></text:p>
          </table:table-cell>
          <table:table-cell table:style-name="ce8" office:value-type="string" calcext:value-type="string">
            <text:p>Cappadocia</text:p>
          </table:table-cell>
          <table:table-cell/>
          <table:table-cell table:style-name="ce13" office:value-type="string" calcext:value-type="string">
            <text:p></text:p>
          </table:table-cell>
          <table:table-cell table:style-name="ce8" office:value-type="string" calcext:value-type="string">
            <text:p>Crisp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</text:p>
          </table:table-cell>
          <table:table-cell table:style-name="ce8" office:value-type="string" calcext:value-type="string">
            <text:p>Bernice</text:p>
          </table:table-cell>
          <table:table-cell/>
          <table:table-cell table:style-name="ce13" office:value-type="string" calcext:value-type="string">
            <text:p></text:p>
          </table:table-cell>
          <table:table-cell table:style-name="ce8" office:value-type="string" calcext:value-type="string">
            <text:p>Cauda</text:p>
          </table:table-cell>
          <table:table-cell/>
          <table:table-cell table:style-name="ce13" office:value-type="string" calcext:value-type="string">
            <text:p></text:p>
          </table:table-cell>
          <table:table-cell table:style-name="ce8" office:value-type="string" calcext:value-type="string">
            <text:p>Cus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</text:p>
          </table:table-cell>
          <table:table-cell table:style-name="ce10" office:value-type="string" calcext:value-type="string">
            <text:p>Bethany</text:p>
          </table:table-cell>
          <table:table-cell/>
          <table:table-cell table:style-name="ce13" office:value-type="string" calcext:value-type="string">
            <text:p></text:p>
          </table:table-cell>
          <table:table-cell table:style-name="ce8" office:value-type="string" calcext:value-type="string">
            <text:p>Cenchrea</text:p>
          </table:table-cell>
          <table:table-cell/>
          <table:table-cell table:style-name="ce13" office:value-type="string" calcext:value-type="string">
            <text:p></text:p>
          </table:table-cell>
          <table:table-cell table:style-name="ce8" office:value-type="string" calcext:value-type="string">
            <text:p>Cypr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</text:p>
          </table:table-cell>
          <table:table-cell table:style-name="ce10" office:value-type="string" calcext:value-type="string">
            <text:p>Bethesda</text:p>
          </table:table-cell>
          <table:table-cell/>
          <table:table-cell table:style-name="ce13" office:value-type="string" calcext:value-type="string">
            <text:p></text:p>
          </table:table-cell>
          <table:table-cell table:style-name="ce8" office:value-type="string" calcext:value-type="string">
            <text:p>Chaldea</text:p>
          </table:table-cell>
          <table:table-cell/>
          <table:table-cell table:style-name="ce17" office:value-type="string" calcext:value-type="string">
            <text:p></text:p>
          </table:table-cell>
          <table:table-cell table:style-name="ce10" office:value-type="string" calcext:value-type="string">
            <text:p>Cyren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</text:p>
          </table:table-cell>
          <table:table-cell table:style-name="ce10" office:value-type="string" calcext:value-type="string">
            <text:p>Bethlehem</text:p>
          </table:table-cell>
          <table:table-cell/>
          <table:table-cell table:style-name="ce13" office:value-type="string" calcext:value-type="string">
            <text:p></text:p>
          </table:table-cell>
          <table:table-cell table:style-name="ce8" office:value-type="string" calcext:value-type="string">
            <text:p>Chios</text:p>
          </table:table-cell>
          <table:table-cell/>
          <table:table-cell table:style-name="ce17" office:value-type="string" calcext:value-type="string">
            <text:p></text:p>
          </table:table-cell>
          <table:table-cell table:style-name="ce10" office:value-type="string" calcext:value-type="string">
            <text:p>Dalmanuth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</text:p>
          </table:table-cell>
          <table:table-cell table:style-name="ce10" office:value-type="string" calcext:value-type="string">
            <text:p>Bethphage</text:p>
          </table:table-cell>
          <table:table-cell/>
          <table:table-cell table:style-name="ce34" office:value-type="string" calcext:value-type="string">
            <text:p></text:p>
          </table:table-cell>
          <table:table-cell table:style-name="ce36" office:value-type="string" calcext:value-type="string">
            <text:p>Chloe</text:p>
          </table:table-cell>
          <table:table-cell/>
          <table:table-cell table:style-name="ce13" office:value-type="string" calcext:value-type="string">
            <text:p></text:p>
          </table:table-cell>
          <table:table-cell table:style-name="ce8" office:value-type="string" calcext:value-type="string">
            <text:p>Damari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</text:p>
          </table:table-cell>
          <table:table-cell table:style-name="ce10" office:value-type="string" calcext:value-type="string">
            <text:p>Bethsaida</text:p>
          </table:table-cell>
          <table:table-cell/>
          <table:table-cell table:style-name="ce17" office:value-type="string" calcext:value-type="string">
            <text:p></text:p>
          </table:table-cell>
          <table:table-cell table:style-name="ce10" office:value-type="string" calcext:value-type="string">
            <text:p>Chorazin</text:p>
          </table:table-cell>
          <table:table-cell/>
          <table:table-cell table:style-name="ce13" office:value-type="string" calcext:value-type="string">
            <text:p></text:p>
          </table:table-cell>
          <table:table-cell table:style-name="ce8" office:value-type="string" calcext:value-type="string">
            <text:p>Damasc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</text:p>
          </table:table-cell>
          <table:table-cell table:style-name="ce10" office:value-type="string" calcext:value-type="string">
            <text:p>Bible</text:p>
          </table:table-cell>
          <table:table-cell/>
          <table:table-cell table:style-name="ce17" office:value-type="string" calcext:value-type="string">
            <text:p></text:p>
          </table:table-cell>
          <table:table-cell table:style-name="ce10" office:value-type="string" calcext:value-type="string">
            <text:p>Christ</text:p>
          </table:table-cell>
          <table:table-cell/>
          <table:table-cell table:style-name="ce17" office:value-type="string" calcext:value-type="string">
            <text:p></text:p>
          </table:table-cell>
          <table:table-cell table:style-name="ce10" office:value-type="string" calcext:value-type="string">
            <text:p>Danie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</text:p>
          </table:table-cell>
          <table:table-cell table:style-name="ce8" office:value-type="string" calcext:value-type="string">
            <text:p>Bithynia</text:p>
          </table:table-cell>
          <table:table-cell/>
          <table:table-cell table:style-name="ce13" office:value-type="string" calcext:value-type="string">
            <text:p></text:p>
          </table:table-cell>
          <table:table-cell table:style-name="ce8" office:value-type="string" calcext:value-type="string">
            <text:p>Christian</text:p>
          </table:table-cell>
          <table:table-cell/>
          <table:table-cell table:style-name="ce17" office:value-type="string" calcext:value-type="string">
            <text:p></text:p>
          </table:table-cell>
          <table:table-cell table:style-name="ce10" office:value-type="string" calcext:value-type="string">
            <text:p>David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</text:p>
          </table:table-cell>
          <table:table-cell table:style-name="ce8" office:value-type="string" calcext:value-type="string">
            <text:p>Blastus</text:p>
          </table:table-cell>
          <table:table-cell/>
          <table:table-cell table:style-name="ce20" office:value-type="string" calcext:value-type="string">
            <text:p></text:p>
          </table:table-cell>
          <table:table-cell table:style-name="ce11" office:value-type="string" calcext:value-type="string">
            <text:p>Chuza</text:p>
          </table:table-cell>
          <table:table-cell/>
          <table:table-cell table:style-name="ce17" office:value-type="string" calcext:value-type="string">
            <text:p></text:p>
          </table:table-cell>
          <table:table-cell table:style-name="ce10" office:value-type="string" calcext:value-type="string">
            <text:p>Decapoli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</text:p>
          </table:table-cell>
          <table:table-cell table:style-name="ce10" office:value-type="string" calcext:value-type="string">
            <text:p>Boaz</text:p>
          </table:table-cell>
          <table:table-cell/>
          <table:table-cell table:style-name="ce13" office:value-type="string" calcext:value-type="string">
            <text:p></text:p>
          </table:table-cell>
          <table:table-cell table:style-name="ce8" office:value-type="string" calcext:value-type="string">
            <text:p>Cilicia</text:p>
          </table:table-cell>
          <table:table-cell/>
          <table:table-cell table:style-name="ce13" office:value-type="string" calcext:value-type="string">
            <text:p></text:p>
          </table:table-cell>
          <table:table-cell table:style-name="ce8" office:value-type="string" calcext:value-type="string">
            <text:p>Demetriu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" office:value-type="string" calcext:value-type="string">
            <text:p></text:p>
          </table:table-cell>
          <table:table-cell table:style-name="ce8" office:value-type="string" calcext:value-type="string">
            <text:p>Clauda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3" office:value-type="string" calcext:value-type="string">
            <text:p></text:p>
          </table:table-cell>
          <table:table-cell table:style-name="ce8" office:value-type="string" calcext:value-type="string">
            <text:p>Derbe</text:p>
          </table:table-cell>
          <table:table-cell/>
          <table:table-cell table:style-name="ce20" office:value-type="string" calcext:value-type="string">
            <text:p></text:p>
          </table:table-cell>
          <table:table-cell table:style-name="ce11" office:value-type="string" calcext:value-type="string">
            <text:p>Enos</text:p>
          </table:table-cell>
          <table:table-cell/>
          <table:table-cell table:style-name="ce17" office:value-type="string" calcext:value-type="string">
            <text:p></text:p>
          </table:table-cell>
          <table:table-cell table:style-name="ce10" office:value-type="string" calcext:value-type="string">
            <text:p>Gennesaret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</text:p>
          </table:table-cell>
          <table:table-cell table:style-name="ce10" office:value-type="string" calcext:value-type="string">
            <text:p>Didymus</text:p>
          </table:table-cell>
          <table:table-cell/>
          <table:table-cell table:style-name="ce25" office:value-type="string" calcext:value-type="string">
            <text:p></text:p>
          </table:table-cell>
          <table:table-cell table:style-name="ce31" office:value-type="string" calcext:value-type="string">
            <text:p>Epaenetus</text:p>
          </table:table-cell>
          <table:table-cell/>
          <table:table-cell table:style-name="ce17" office:value-type="string" calcext:value-type="string">
            <text:p></text:p>
          </table:table-cell>
          <table:table-cell table:style-name="ce10" office:value-type="string" calcext:value-type="string">
            <text:p>Gerasene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</text:p>
          </table:table-cell>
          <table:table-cell table:style-name="ce8" office:value-type="string" calcext:value-type="string">
            <text:p>Dionysius</text:p>
          </table:table-cell>
          <table:table-cell/>
          <table:table-cell table:style-name="ce13" office:value-type="string" calcext:value-type="string">
            <text:p></text:p>
          </table:table-cell>
          <table:table-cell table:style-name="ce8" office:value-type="string" calcext:value-type="string">
            <text:p>Ephesus</text:p>
          </table:table-cell>
          <table:table-cell/>
          <table:table-cell table:style-name="ce17" office:value-type="string" calcext:value-type="string">
            <text:p></text:p>
          </table:table-cell>
          <table:table-cell table:style-name="ce10" office:value-type="string" calcext:value-type="string">
            <text:p>Gethseman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</text:p>
          </table:table-cell>
          <table:table-cell table:style-name="ce8" office:value-type="string" calcext:value-type="string">
            <text:p>Dorcus</text:p>
          </table:table-cell>
          <table:table-cell/>
          <table:table-cell table:style-name="ce22" office:value-type="string" calcext:value-type="string">
            <text:p></text:p>
          </table:table-cell>
          <table:table-cell table:style-name="ce10" office:value-type="string" calcext:value-type="string">
            <text:p>Ephraim</text:p>
          </table:table-cell>
          <table:table-cell/>
          <table:table-cell table:style-name="ce17" office:value-type="string" calcext:value-type="string">
            <text:p></text:p>
          </table:table-cell>
          <table:table-cell table:style-name="ce10" office:value-type="string" calcext:value-type="string">
            <text:p>God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</text:p>
          </table:table-cell>
          <table:table-cell table:style-name="ce8" office:value-type="string" calcext:value-type="string">
            <text:p>Drusilla</text:p>
          </table:table-cell>
          <table:table-cell/>
          <table:table-cell table:style-name="ce13" office:value-type="string" calcext:value-type="string">
            <text:p></text:p>
          </table:table-cell>
          <table:table-cell table:style-name="ce8" office:value-type="string" calcext:value-type="string">
            <text:p>Epicurean</text:p>
          </table:table-cell>
          <table:table-cell/>
          <table:table-cell table:style-name="ce17" office:value-type="string" calcext:value-type="string">
            <text:p></text:p>
          </table:table-cell>
          <table:table-cell table:style-name="ce10" office:value-type="string" calcext:value-type="string">
            <text:p>Golgoth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</text:p>
          </table:table-cell>
          <table:table-cell table:style-name="ce11" office:value-type="string" calcext:value-type="string">
            <text:p>Eber <text:s/></text:p>
          </table:table-cell>
          <table:table-cell/>
          <table:table-cell table:style-name="ce20" office:value-type="string" calcext:value-type="string">
            <text:p></text:p>
          </table:table-cell>
          <table:table-cell table:style-name="ce11" office:value-type="string" calcext:value-type="string">
            <text:p>Er</text:p>
          </table:table-cell>
          <table:table-cell/>
          <table:table-cell table:style-name="ce17" office:value-type="string" calcext:value-type="string">
            <text:p></text:p>
          </table:table-cell>
          <table:table-cell table:style-name="ce10" office:value-type="string" calcext:value-type="string">
            <text:p>Gomorra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</text:p>
          </table:table-cell>
          <table:table-cell table:style-name="ce10" office:value-type="string" calcext:value-type="string">
            <text:p>Egypt</text:p>
          </table:table-cell>
          <table:table-cell/>
          <table:table-cell table:style-name="ce13" office:value-type="string" calcext:value-type="string">
            <text:p></text:p>
          </table:table-cell>
          <table:table-cell table:style-name="ce8" office:value-type="string" calcext:value-type="string">
            <text:p>Erastus</text:p>
          </table:table-cell>
          <table:table-cell/>
          <table:table-cell table:style-name="ce17" office:value-type="string" calcext:value-type="string">
            <text:p></text:p>
          </table:table-cell>
          <table:table-cell table:style-name="ce10" office:value-type="string" calcext:value-type="string">
            <text:p>Greec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</text:p>
          </table:table-cell>
          <table:table-cell table:style-name="ce8" office:value-type="string" calcext:value-type="string">
            <text:p>Elam</text:p>
          </table:table-cell>
          <table:table-cell/>
          <table:table-cell table:style-name="ce25" office:value-type="string" calcext:value-type="string">
            <text:p></text:p>
          </table:table-cell>
          <table:table-cell table:style-name="ce31" office:value-type="string" calcext:value-type="string">
            <text:p>Esau</text:p>
          </table:table-cell>
          <table:table-cell/>
          <table:table-cell table:style-name="ce13" office:value-type="string" calcext:value-type="string">
            <text:p></text:p>
          </table:table-cell>
          <table:table-cell table:style-name="ce8" office:value-type="string" calcext:value-type="string">
            <text:p>Hamor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</text:p>
          </table:table-cell>
          <table:table-cell table:style-name="ce10" office:value-type="string" calcext:value-type="string">
            <text:p>Eleazar</text:p>
          </table:table-cell>
          <table:table-cell/>
          <table:table-cell table:style-name="ce20" office:value-type="string" calcext:value-type="string">
            <text:p></text:p>
          </table:table-cell>
          <table:table-cell table:style-name="ce11" office:value-type="string" calcext:value-type="string">
            <text:p>Esli</text:p>
          </table:table-cell>
          <table:table-cell/>
          <table:table-cell table:style-name="ce13" office:value-type="string" calcext:value-type="string">
            <text:p> </text:p>
          </table:table-cell>
          <table:table-cell table:style-name="ce11" office:value-type="string" calcext:value-type="string">
            <text:p>Hannah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<text:s/> </text:p>
          </table:table-cell>
          <table:table-cell table:style-name="ce11" office:value-type="string" calcext:value-type="string">
            <text:p>Eli</text:p>
          </table:table-cell>
          <table:table-cell/>
          <table:table-cell table:style-name="ce13" office:value-type="string" calcext:value-type="string">
            <text:p></text:p>
          </table:table-cell>
          <table:table-cell table:style-name="ce8" office:value-type="string" calcext:value-type="string">
            <text:p>Ethiopia</text:p>
          </table:table-cell>
          <table:table-cell/>
          <table:table-cell table:style-name="ce13" office:value-type="string" calcext:value-type="string">
            <text:p></text:p>
          </table:table-cell>
          <table:table-cell table:style-name="ce8" office:value-type="string" calcext:value-type="string">
            <text:p>Hara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</text:p>
          </table:table-cell>
          <table:table-cell table:style-name="ce10" office:value-type="string" calcext:value-type="string">
            <text:p>Eliakim</text:p>
          </table:table-cell>
          <table:table-cell/>
          <table:table-cell table:style-name="ce13" office:value-type="string" calcext:value-type="string">
            <text:p></text:p>
          </table:table-cell>
          <table:table-cell table:style-name="ce8" office:value-type="string" calcext:value-type="string">
            <text:p>Euthychus</text:p>
          </table:table-cell>
          <table:table-cell/>
          <table:table-cell table:style-name="ce13" office:value-type="string" calcext:value-type="string">
            <text:p></text:p>
          </table:table-cell>
          <table:table-cell table:style-name="ce8" office:value-type="string" calcext:value-type="string">
            <text:p>Hebrew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</text:p>
          </table:table-cell>
          <table:table-cell table:style-name="ce11" office:value-type="string" calcext:value-type="string">
            <text:p>Eliezer</text:p>
          </table:table-cell>
          <table:table-cell/>
          <table:table-cell table:style-name="ce25" office:value-type="string" calcext:value-type="string">
            <text:p></text:p>
          </table:table-cell>
          <table:table-cell table:style-name="ce31" office:value-type="string" calcext:value-type="string">
            <text:p>Eve</text:p>
          </table:table-cell>
          <table:table-cell/>
          <table:table-cell table:style-name="ce20" office:value-type="string" calcext:value-type="string">
            <text:p><text:s/> </text:p>
          </table:table-cell>
          <table:table-cell table:style-name="ce11" office:value-type="string" calcext:value-type="string">
            <text:p>Hel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</text:p>
          </table:table-cell>
          <table:table-cell table:style-name="ce10" office:value-type="string" calcext:value-type="string">
            <text:p>Elijah</text:p>
          </table:table-cell>
          <table:table-cell/>
          <table:table-cell table:style-name="ce13" office:value-type="string" calcext:value-type="string">
            <text:p></text:p>
          </table:table-cell>
          <table:table-cell table:style-name="ce8" office:value-type="string" calcext:value-type="string">
            <text:p>Fair_Haven</text:p>
          </table:table-cell>
          <table:table-cell/>
          <table:table-cell table:style-name="ce25" office:value-type="string" calcext:value-type="string">
            <text:p></text:p>
          </table:table-cell>
          <table:table-cell table:style-name="ce31" office:value-type="string" calcext:value-type="string">
            <text:p>Herma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</text:p>
          </table:table-cell>
          <table:table-cell table:style-name="ce11" office:value-type="string" calcext:value-type="string">
            <text:p>Elisha</text:p>
          </table:table-cell>
          <table:table-cell/>
          <table:table-cell table:style-name="ce13" office:value-type="string" calcext:value-type="string">
            <text:p></text:p>
          </table:table-cell>
          <table:table-cell table:style-name="ce8" office:value-type="string" calcext:value-type="string">
            <text:p>Felix</text:p>
          </table:table-cell>
          <table:table-cell/>
          <table:table-cell table:style-name="ce13" office:value-type="string" calcext:value-type="string">
            <text:p></text:p>
          </table:table-cell>
          <table:table-cell table:style-name="ce8" office:value-type="string" calcext:value-type="string">
            <text:p>Hermes_ido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</text:p>
          </table:table-cell>
          <table:table-cell table:style-name="ce10" office:value-type="string" calcext:value-type="string">
            <text:p>Eliud</text:p>
          </table:table-cell>
          <table:table-cell/>
          <table:table-cell table:style-name="ce44"/>
          <table:table-cell table:style-name="ce31" office:value-type="string" calcext:value-type="string">
            <text:p>Fortunatus</text:p>
          </table:table-cell>
          <table:table-cell/>
          <table:table-cell table:style-name="ce25" office:value-type="string" calcext:value-type="string">
            <text:p></text:p>
          </table:table-cell>
          <table:table-cell table:style-name="ce31" office:value-type="string" calcext:value-type="string">
            <text:p>Herme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</text:p>
          </table:table-cell>
          <table:table-cell table:style-name="ce11" office:value-type="string" calcext:value-type="string">
            <text:p>Elizabeth</text:p>
          </table:table-cell>
          <table:table-cell/>
          <table:table-cell table:style-name="ce13" office:value-type="string" calcext:value-type="string">
            <text:p></text:p>
          </table:table-cell>
          <table:table-cell table:style-name="ce8" office:value-type="string" calcext:value-type="string">
            <text:p>Freedman</text:p>
          </table:table-cell>
          <table:table-cell/>
          <table:table-cell table:style-name="ce17" office:value-type="string" calcext:value-type="string">
            <text:p></text:p>
          </table:table-cell>
          <table:table-cell table:style-name="ce10" office:value-type="string" calcext:value-type="string">
            <text:p>Herod 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</text:p>
          </table:table-cell>
          <table:table-cell table:style-name="ce11" office:value-type="string" calcext:value-type="string">
            <text:p>Elmadam</text:p>
          </table:table-cell>
          <table:table-cell/>
          <table:table-cell table:style-name="ce20" office:value-type="string" calcext:value-type="string">
            <text:p></text:p>
          </table:table-cell>
          <table:table-cell table:style-name="ce11" office:value-type="string" calcext:value-type="string">
            <text:p>Gabriel</text:p>
          </table:table-cell>
          <table:table-cell/>
          <table:table-cell table:style-name="ce24" office:value-type="string" calcext:value-type="string">
            <text:p></text:p>
          </table:table-cell>
          <table:table-cell table:style-name="ce31" office:value-type="string" calcext:value-type="string">
            <text:p>Herodion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</text:p>
          </table:table-cell>
          <table:table-cell table:style-name="ce11" office:value-type="string" calcext:value-type="string">
            <text:p>Emmaus</text:p>
          </table:table-cell>
          <table:table-cell/>
          <table:table-cell table:style-name="ce17" office:value-type="string" calcext:value-type="string">
            <text:p></text:p>
          </table:table-cell>
          <table:table-cell table:style-name="ce10" office:value-type="string" calcext:value-type="string">
            <text:p>Gadara</text:p>
          </table:table-cell>
          <table:table-cell/>
          <table:table-cell table:style-name="ce17" office:value-type="string" calcext:value-type="string">
            <text:p></text:p>
          </table:table-cell>
          <table:table-cell table:style-name="ce10" office:value-type="string" calcext:value-type="string">
            <text:p>Herodian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</text:p>
          </table:table-cell>
          <table:table-cell table:style-name="ce8" office:value-type="string" calcext:value-type="string">
            <text:p>Emmor</text:p>
          </table:table-cell>
          <table:table-cell/>
          <table:table-cell table:style-name="ce13" office:value-type="string" calcext:value-type="string">
            <text:p></text:p>
          </table:table-cell>
          <table:table-cell table:style-name="ce8" office:value-type="string" calcext:value-type="string">
            <text:p>Gaius</text:p>
          </table:table-cell>
          <table:table-cell/>
          <table:table-cell table:style-name="ce17" office:value-type="string" calcext:value-type="string">
            <text:p></text:p>
          </table:table-cell>
          <table:table-cell table:style-name="ce10" office:value-type="string" calcext:value-type="string">
            <text:p>Herodia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</text:p>
          </table:table-cell>
          <table:table-cell table:style-name="ce11" office:value-type="string" calcext:value-type="string">
            <text:p>Enoch</text:p>
          </table:table-cell>
          <table:table-cell/>
          <table:table-cell table:style-name="ce13" office:value-type="string" calcext:value-type="string">
            <text:p></text:p>
          </table:table-cell>
          <table:table-cell table:style-name="ce8" office:value-type="string" calcext:value-type="string">
            <text:p>Galatia</text:p>
          </table:table-cell>
          <table:table-cell/>
          <table:table-cell table:style-name="ce17" office:value-type="string" calcext:value-type="string">
            <text:p></text:p>
          </table:table-cell>
          <table:table-cell table:style-name="ce10" office:value-type="string" calcext:value-type="string">
            <text:p>Hezekiah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7" office:value-type="string" calcext:value-type="string">
            <text:p></text:p>
          </table:table-cell>
          <table:table-cell table:style-name="ce10" office:value-type="string" calcext:value-type="string">
            <text:p>Galilee</text:p>
          </table:table-cell>
          <table:table-cell/>
          <table:table-cell table:style-name="ce17" office:value-type="string" calcext:value-type="string">
            <text:p></text:p>
          </table:table-cell>
          <table:table-cell table:style-name="ce10" office:value-type="string" calcext:value-type="string">
            <text:p>Hezro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" office:value-type="string" calcext:value-type="string">
            <text:p></text:p>
          </table:table-cell>
          <table:table-cell table:style-name="ce8" office:value-type="string" calcext:value-type="string">
            <text:p>Gallio</text:p>
          </table:table-cell>
          <table:table-cell/>
          <table:table-cell table:style-name="ce24" office:value-type="string" calcext:value-type="string">
            <text:p></text:p>
          </table:table-cell>
          <table:table-cell table:style-name="ce31" office:value-type="string" calcext:value-type="string">
            <text:p>Hose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 office:value-type="string" calcext:value-type="string">
            <text:p></text:p>
          </table:table-cell>
          <table:table-cell table:style-name="ce11" office:value-type="string" calcext:value-type="string">
            <text:p>Gamaliel</text:p>
          </table:table-cell>
          <table:table-cell/>
          <table:table-cell table:style-name="ce13" office:value-type="string" calcext:value-type="string">
            <text:p></text:p>
          </table:table-cell>
          <table:table-cell table:style-name="ce8" office:value-type="string" calcext:value-type="string">
            <text:p>Iconium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" office:value-type="string" calcext:value-type="string">
            <text:p></text:p>
          </table:table-cell>
          <table:table-cell table:style-name="ce8" office:value-type="string" calcext:value-type="string">
            <text:p>Gaza</text:p>
          </table:table-cell>
          <table:table-cell/>
          <table:table-cell table:style-name="ce17" office:value-type="string" calcext:value-type="string">
            <text:p></text:p>
          </table:table-cell>
          <table:table-cell table:style-name="ce10" office:value-type="string" calcext:value-type="string">
            <text:p>Idumea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4"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table:style-name="ce13" office:value-type="string" calcext:value-type="string">
            <text:p></text:p>
          </table:table-cell>
          <table:table-cell table:style-name="ce11" office:value-type="string" calcext:value-type="string">
            <text:p>Jesus_not_Christ</text:p>
          </table:table-cell>
          <table:table-cell table:style-name="Default"/>
          <table:table-cell table:style-name="ce17" office:value-type="string" calcext:value-type="string">
            <text:p></text:p>
          </table:table-cell>
          <table:table-cell table:style-name="ce10" office:value-type="string" calcext:value-type="string">
            <text:p>Joses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</text:p>
          </table:table-cell>
          <table:table-cell table:style-name="ce10" office:value-type="string" calcext:value-type="string">
            <text:p>Isaac</text:p>
          </table:table-cell>
          <table:table-cell/>
          <table:table-cell table:style-name="ce13" office:value-type="string" calcext:value-type="string">
            <text:p></text:p>
          </table:table-cell>
          <table:table-cell table:style-name="ce8" office:value-type="string" calcext:value-type="string">
            <text:p>Jew</text:p>
          </table:table-cell>
          <table:table-cell table:style-name="Default"/>
          <table:table-cell table:style-name="ce13" office:value-type="string" calcext:value-type="string">
            <text:p></text:p>
          </table:table-cell>
          <table:table-cell table:style-name="ce11" office:value-type="string" calcext:value-type="string">
            <text:p>Joshua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</text:p>
          </table:table-cell>
          <table:table-cell table:style-name="ce10" office:value-type="string" calcext:value-type="string">
            <text:p>Isaiah</text:p>
          </table:table-cell>
          <table:table-cell/>
          <table:table-cell table:style-name="ce13" office:value-type="string" calcext:value-type="string">
            <text:p></text:p>
          </table:table-cell>
          <table:table-cell table:style-name="ce8" office:value-type="string" calcext:value-type="string">
            <text:p>Jewish</text:p>
          </table:table-cell>
          <table:table-cell table:style-name="Default"/>
          <table:table-cell table:style-name="ce17" office:value-type="string" calcext:value-type="string">
            <text:p></text:p>
          </table:table-cell>
          <table:table-cell table:style-name="ce10" office:value-type="string" calcext:value-type="string">
            <text:p>Josia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</text:p>
          </table:table-cell>
          <table:table-cell table:style-name="ce10" office:value-type="string" calcext:value-type="string">
            <text:p>Israel</text:p>
          </table:table-cell>
          <table:table-cell/>
          <table:table-cell table:style-name="ce24" office:value-type="string" calcext:value-type="string">
            <text:p></text:p>
          </table:table-cell>
          <table:table-cell table:style-name="ce31" office:value-type="string" calcext:value-type="string">
            <text:p>Jezebel</text:p>
          </table:table-cell>
          <table:table-cell table:style-name="Default"/>
          <table:table-cell table:style-name="ce17" office:value-type="string" calcext:value-type="string">
            <text:p></text:p>
          </table:table-cell>
          <table:table-cell table:style-name="ce10" office:value-type="string" calcext:value-type="string">
            <text:p>Jotham 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3" office:value-type="string" calcext:value-type="string">
            <text:p></text:p>
          </table:table-cell>
          <table:table-cell table:style-name="ce8" office:value-type="string" calcext:value-type="string">
            <text:p>Italy</text:p>
          </table:table-cell>
          <table:table-cell/>
          <table:table-cell table:style-name="ce20" office:value-type="string" calcext:value-type="string">
            <text:p></text:p>
          </table:table-cell>
          <table:table-cell table:style-name="ce11" office:value-type="string" calcext:value-type="string">
            <text:p>Joanan</text:p>
          </table:table-cell>
          <table:table-cell table:style-name="Default"/>
          <table:table-cell table:style-name="ce17" office:value-type="string" calcext:value-type="string">
            <text:p></text:p>
          </table:table-cell>
          <table:table-cell table:style-name="ce10" office:value-type="string" calcext:value-type="string">
            <text:p>Jotha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0" office:value-type="string" calcext:value-type="string">
            <text:p></text:p>
          </table:table-cell>
          <table:table-cell table:style-name="ce11" office:value-type="string" calcext:value-type="string">
            <text:p>Ituraea</text:p>
          </table:table-cell>
          <table:table-cell/>
          <table:table-cell table:style-name="ce20" office:value-type="string" calcext:value-type="string">
            <text:p></text:p>
          </table:table-cell>
          <table:table-cell table:style-name="ce11" office:value-type="string" calcext:value-type="string">
            <text:p>Joanna</text:p>
          </table:table-cell>
          <table:table-cell table:style-name="Default"/>
          <table:table-cell table:style-name="ce13" office:value-type="string" calcext:value-type="string">
            <text:p></text:p>
          </table:table-cell>
          <table:table-cell table:style-name="ce11" office:value-type="string" calcext:value-type="string">
            <text:p>Juda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3" office:value-type="string" calcext:value-type="string">
            <text:p></text:p>
          </table:table-cell>
          <table:table-cell table:style-name="ce11" office:value-type="string" calcext:value-type="string">
            <text:p>Jacob</text:p>
          </table:table-cell>
          <table:table-cell/>
          <table:table-cell table:style-name="ce20" office:value-type="string" calcext:value-type="string">
            <text:p></text:p>
          </table:table-cell>
          <table:table-cell table:style-name="ce11" office:value-type="string" calcext:value-type="string">
            <text:p>Joda</text:p>
          </table:table-cell>
          <table:table-cell table:style-name="Default"/>
          <table:table-cell table:style-name="ce13" office:value-type="string" calcext:value-type="string">
            <text:p></text:p>
          </table:table-cell>
          <table:table-cell table:style-name="ce11" office:value-type="string" calcext:value-type="string">
            <text:p>Judas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3" office:value-type="string" calcext:value-type="string">
            <text:p></text:p>
          </table:table-cell>
          <table:table-cell table:style-name="ce11" office:value-type="string" calcext:value-type="string">
            <text:p>Jacob(NT)</text:p>
          </table:table-cell>
          <table:table-cell/>
          <table:table-cell table:style-name="ce13" office:value-type="string" calcext:value-type="string">
            <text:p></text:p>
          </table:table-cell>
          <table:table-cell table:style-name="ce8" office:value-type="string" calcext:value-type="string">
            <text:p>Joel</text:p>
          </table:table-cell>
          <table:table-cell table:style-name="Default"/>
          <table:table-cell table:style-name="ce13" office:value-type="string" calcext:value-type="string">
            <text:p></text:p>
          </table:table-cell>
          <table:table-cell table:style-name="ce11" office:value-type="string" calcext:value-type="string">
            <text:p>Judas_Iscario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</text:p>
          </table:table-cell>
          <table:table-cell table:style-name="ce10" office:value-type="string" calcext:value-type="string">
            <text:p>Jairus</text:p>
          </table:table-cell>
          <table:table-cell/>
          <table:table-cell table:style-name="ce13" office:value-type="string" calcext:value-type="string">
            <text:p></text:p>
          </table:table-cell>
          <table:table-cell table:style-name="ce11" office:value-type="string" calcext:value-type="string">
            <text:p>John</text:p>
          </table:table-cell>
          <table:table-cell table:style-name="Default"/>
          <table:table-cell table:style-name="ce13" office:value-type="string" calcext:value-type="string">
            <text:p></text:p>
          </table:table-cell>
          <table:table-cell table:style-name="ce11" office:value-type="string" calcext:value-type="string">
            <text:p>Judas_not_Iscario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3" office:value-type="string" calcext:value-type="string">
            <text:p></text:p>
          </table:table-cell>
          <table:table-cell table:style-name="ce11" office:value-type="string" calcext:value-type="string">
            <text:p>James</text:p>
          </table:table-cell>
          <table:table-cell/>
          <table:table-cell table:style-name="ce13" office:value-type="string" calcext:value-type="string">
            <text:p></text:p>
          </table:table-cell>
          <table:table-cell table:style-name="ce11" office:value-type="string" calcext:value-type="string">
            <text:p>John_the_Baptist</text:p>
          </table:table-cell>
          <table:table-cell table:style-name="Default"/>
          <table:table-cell table:style-name="ce13" office:value-type="string" calcext:value-type="string">
            <text:p></text:p>
          </table:table-cell>
          <table:table-cell table:style-name="ce11" office:value-type="string" calcext:value-type="string">
            <text:p>Jud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3" office:value-type="string" calcext:value-type="string">
            <text:p></text:p>
          </table:table-cell>
          <table:table-cell table:style-name="ce11" office:value-type="string" calcext:value-type="string">
            <text:p>James_the_Disciple</text:p>
          </table:table-cell>
          <table:table-cell/>
          <table:table-cell table:style-name="ce13" office:value-type="string" calcext:value-type="string">
            <text:p></text:p>
          </table:table-cell>
          <table:table-cell table:style-name="ce11" office:value-type="string" calcext:value-type="string">
            <text:p>John_the_Disciple</text:p>
          </table:table-cell>
          <table:table-cell table:style-name="Default"/>
          <table:table-cell table:style-name="ce17" office:value-type="string" calcext:value-type="string">
            <text:p></text:p>
          </table:table-cell>
          <table:table-cell table:style-name="ce10" office:value-type="string" calcext:value-type="string">
            <text:p>Judea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0" office:value-type="string" calcext:value-type="string">
            <text:p></text:p>
          </table:table-cell>
          <table:table-cell table:style-name="ce11" office:value-type="string" calcext:value-type="string">
            <text:p>Jannai</text:p>
          </table:table-cell>
          <table:table-cell/>
          <table:table-cell table:style-name="ce13" office:value-type="string" calcext:value-type="string">
            <text:p></text:p>
          </table:table-cell>
          <table:table-cell table:style-name="ce11" office:value-type="string" calcext:value-type="string">
            <text:p>Jonah</text:p>
          </table:table-cell>
          <table:table-cell table:style-name="Default"/>
          <table:table-cell table:style-name="ce24" office:value-type="string" calcext:value-type="string">
            <text:p></text:p>
          </table:table-cell>
          <table:table-cell table:style-name="ce31" office:value-type="string" calcext:value-type="string">
            <text:p>Julia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0" office:value-type="string" calcext:value-type="string">
            <text:p></text:p>
          </table:table-cell>
          <table:table-cell table:style-name="ce11" office:value-type="string" calcext:value-type="string">
            <text:p>Jared</text:p>
          </table:table-cell>
          <table:table-cell/>
          <table:table-cell table:style-name="ce17" office:value-type="string" calcext:value-type="string">
            <text:p></text:p>
          </table:table-cell>
          <table:table-cell table:style-name="ce10" office:value-type="string" calcext:value-type="string">
            <text:p>Jonah_Simons_father</text:p>
          </table:table-cell>
          <table:table-cell table:style-name="Default"/>
          <table:table-cell table:style-name="ce13" office:value-type="string" calcext:value-type="string">
            <text:p></text:p>
          </table:table-cell>
          <table:table-cell table:style-name="ce8" office:value-type="string" calcext:value-type="string">
            <text:p>Julius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3" office:value-type="string" calcext:value-type="string">
            <text:p></text:p>
          </table:table-cell>
          <table:table-cell table:style-name="ce8" office:value-type="string" calcext:value-type="string">
            <text:p>Jason</text:p>
          </table:table-cell>
          <table:table-cell/>
          <table:table-cell table:style-name="ce20" office:value-type="string" calcext:value-type="string">
            <text:p></text:p>
          </table:table-cell>
          <table:table-cell table:style-name="ce11" office:value-type="string" calcext:value-type="string">
            <text:p>Jonam</text:p>
          </table:table-cell>
          <table:table-cell table:style-name="Default"/>
          <table:table-cell table:style-name="ce24" office:value-type="string" calcext:value-type="string">
            <text:p></text:p>
          </table:table-cell>
          <table:table-cell table:style-name="ce31" office:value-type="string" calcext:value-type="string">
            <text:p>Junia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</text:p>
          </table:table-cell>
          <table:table-cell table:style-name="ce10" office:value-type="string" calcext:value-type="string">
            <text:p>Jechoniah</text:p>
          </table:table-cell>
          <table:table-cell/>
          <table:table-cell table:style-name="ce13" office:value-type="string" calcext:value-type="string">
            <text:p></text:p>
          </table:table-cell>
          <table:table-cell table:style-name="ce8" office:value-type="string" calcext:value-type="string">
            <text:p>Joppa</text:p>
          </table:table-cell>
          <table:table-cell table:style-name="Default"/>
          <table:table-cell table:style-name="ce13" office:value-type="string" calcext:value-type="string">
            <text:p></text:p>
          </table:table-cell>
          <table:table-cell table:style-name="ce8" office:value-type="string" calcext:value-type="string">
            <text:p>Justus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</text:p>
          </table:table-cell>
          <table:table-cell table:style-name="ce10" office:value-type="string" calcext:value-type="string">
            <text:p>Jehoshaphat</text:p>
          </table:table-cell>
          <table:table-cell/>
          <table:table-cell table:style-name="ce17" office:value-type="string" calcext:value-type="string">
            <text:p></text:p>
          </table:table-cell>
          <table:table-cell table:style-name="ce10" office:value-type="string" calcext:value-type="string">
            <text:p>Joram</text:p>
          </table:table-cell>
          <table:table-cell table:style-name="Default"/>
          <table:table-cell table:style-name="ce22" office:value-type="string" calcext:value-type="string">
            <text:p></text:p>
          </table:table-cell>
          <table:table-cell table:style-name="ce10" office:value-type="string" calcext:value-type="string">
            <text:p>Kidron_Valle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 </text:p>
          </table:table-cell>
          <table:table-cell table:style-name="ce10" office:value-type="string" calcext:value-type="string">
            <text:p>Jeremiah</text:p>
          </table:table-cell>
          <table:table-cell/>
          <table:table-cell table:style-name="ce17" office:value-type="string" calcext:value-type="string">
            <text:p></text:p>
          </table:table-cell>
          <table:table-cell table:style-name="ce10" office:value-type="string" calcext:value-type="string">
            <text:p>Jordan_River</text:p>
          </table:table-cell>
          <table:table-cell table:style-name="Default"/>
          <table:table-cell table:style-name="ce13" office:value-type="string" calcext:value-type="string">
            <text:p></text:p>
          </table:table-cell>
          <table:table-cell table:style-name="ce8" office:value-type="string" calcext:value-type="string">
            <text:p>Kis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</text:p>
          </table:table-cell>
          <table:table-cell table:style-name="ce10" office:value-type="string" calcext:value-type="string">
            <text:p>Jericho</text:p>
          </table:table-cell>
          <table:table-cell/>
          <table:table-cell table:style-name="ce20" office:value-type="string" calcext:value-type="string">
            <text:p></text:p>
          </table:table-cell>
          <table:table-cell table:style-name="ce11" office:value-type="string" calcext:value-type="string">
            <text:p>Jorim</text:p>
          </table:table-cell>
          <table:table-cell table:style-name="Default"/>
          <table:table-cell table:style-name="ce20" office:value-type="string" calcext:value-type="string">
            <text:p></text:p>
          </table:table-cell>
          <table:table-cell table:style-name="ce11" office:value-type="string" calcext:value-type="string">
            <text:p>Lamec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</text:p>
          </table:table-cell>
          <table:table-cell table:style-name="ce10" office:value-type="string" calcext:value-type="string">
            <text:p>Jerusalem</text:p>
          </table:table-cell>
          <table:table-cell/>
          <table:table-cell table:style-name="ce17" office:value-type="string" calcext:value-type="string">
            <text:p></text:p>
          </table:table-cell>
          <table:table-cell table:style-name="ce10" office:value-type="string" calcext:value-type="string">
            <text:p>Joseph</text:p>
          </table:table-cell>
          <table:table-cell table:style-name="Default"/>
          <table:table-cell table:style-name="ce24" office:value-type="string" calcext:value-type="string">
            <text:p></text:p>
          </table:table-cell>
          <table:table-cell table:style-name="ce31" office:value-type="string" calcext:value-type="string">
            <text:p>Laodice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</text:p>
          </table:table-cell>
          <table:table-cell table:style-name="ce10" office:value-type="string" calcext:value-type="string">
            <text:p>Jesse</text:p>
          </table:table-cell>
          <table:table-cell/>
          <table:table-cell table:style-name="ce13" office:value-type="string" calcext:value-type="string">
            <text:p></text:p>
          </table:table-cell>
          <table:table-cell table:style-name="ce11" office:value-type="string" calcext:value-type="string">
            <text:p>Joseph(NT)</text:p>
          </table:table-cell>
          <table:table-cell table:style-name="Default"/>
          <table:table-cell table:style-name="ce13" office:value-type="string" calcext:value-type="string">
            <text:p></text:p>
          </table:table-cell>
          <table:table-cell table:style-name="ce8" office:value-type="string" calcext:value-type="string">
            <text:p>Lase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</text:p>
          </table:table-cell>
          <table:table-cell table:style-name="ce10" office:value-type="string" calcext:value-type="string">
            <text:p>Jesus</text:p>
          </table:table-cell>
          <table:table-cell table:number-columns-repeated="3"/>
          <table:table-cell table:style-name="Default"/>
          <table:table-cell table:style-name="ce22" office:value-type="string" calcext:value-type="string">
            <text:p></text:p>
          </table:table-cell>
          <table:table-cell table:style-name="ce10" office:value-type="string" calcext:value-type="string">
            <text:p>Latin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20" office:value-type="string" calcext:value-type="string">
            <text:p></text:p>
          </table:table-cell>
          <table:table-cell table:style-name="ce11" office:value-type="string" calcext:value-type="string">
            <text:p>Lazaru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17" office:value-type="string" calcext:value-type="string">
            <text:p></text:p>
          </table:table-cell>
          <table:table-cell table:style-name="ce10" office:value-type="string" calcext:value-type="string">
            <text:p>Legion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3" office:value-type="string" calcext:value-type="string">
            <text:p></text:p>
          </table:table-cell>
          <table:table-cell table:style-name="ce11" office:value-type="string" calcext:value-type="string">
            <text:p>Levi</text:p>
          </table:table-cell>
          <table:table-cell/>
          <table:table-cell table:style-name="ce13" office:value-type="string" calcext:value-type="string">
            <text:p></text:p>
          </table:table-cell>
          <table:table-cell table:style-name="ce8" office:value-type="string" calcext:value-type="string">
            <text:p>Manaen</text:p>
          </table:table-cell>
          <table:table-cell table:style-name="Default"/>
          <table:table-cell table:style-name="ce13" office:value-type="string" calcext:value-type="string">
            <text:p></text:p>
          </table:table-cell>
          <table:table-cell table:style-name="ce8" office:value-type="string" calcext:value-type="string">
            <text:p>Midia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</text:p>
          </table:table-cell>
          <table:table-cell table:style-name="ce11" office:value-type="string" calcext:value-type="string">
            <text:p>Levi_Matthew</text:p>
          </table:table-cell>
          <table:table-cell/>
          <table:table-cell table:style-name="ce17" office:value-type="string" calcext:value-type="string">
            <text:p></text:p>
          </table:table-cell>
          <table:table-cell table:style-name="ce10" office:value-type="string" calcext:value-type="string">
            <text:p>Manasseh</text:p>
          </table:table-cell>
          <table:table-cell table:style-name="Default"/>
          <table:table-cell table:style-name="ce13" office:value-type="string" calcext:value-type="string">
            <text:p></text:p>
          </table:table-cell>
          <table:table-cell table:style-name="ce8" office:value-type="string" calcext:value-type="string">
            <text:p>Milet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</text:p>
          </table:table-cell>
          <table:table-cell table:style-name="ce8" office:value-type="string" calcext:value-type="string">
            <text:p>Levite</text:p>
          </table:table-cell>
          <table:table-cell/>
          <table:table-cell table:style-name="ce17" office:value-type="string" calcext:value-type="string">
            <text:p></text:p>
          </table:table-cell>
          <table:table-cell table:style-name="ce10" office:value-type="string" calcext:value-type="string">
            <text:p>Mark</text:p>
          </table:table-cell>
          <table:table-cell table:style-name="Default"/>
          <table:table-cell table:style-name="ce13" office:value-type="string" calcext:value-type="string">
            <text:p></text:p>
          </table:table-cell>
          <table:table-cell table:style-name="ce8" office:value-type="string" calcext:value-type="string">
            <text:p>Mitylen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</text:p>
          </table:table-cell>
          <table:table-cell table:style-name="ce8" office:value-type="string" calcext:value-type="string">
            <text:p>Libya</text:p>
          </table:table-cell>
          <table:table-cell/>
          <table:table-cell table:style-name="ce20" office:value-type="string" calcext:value-type="string">
            <text:p></text:p>
          </table:table-cell>
          <table:table-cell table:style-name="ce11" office:value-type="string" calcext:value-type="string">
            <text:p>Martha</text:p>
          </table:table-cell>
          <table:table-cell table:style-name="Default"/>
          <table:table-cell table:style-name="ce13" office:value-type="string" calcext:value-type="string">
            <text:p></text:p>
          </table:table-cell>
          <table:table-cell table:style-name="ce8" office:value-type="string" calcext:value-type="string">
            <text:p>Mnason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</text:p>
          </table:table-cell>
          <table:table-cell table:style-name="ce10" office:value-type="string" calcext:value-type="string">
            <text:p>Lot</text:p>
          </table:table-cell>
          <table:table-cell/>
          <table:table-cell table:style-name="ce13" office:value-type="string" calcext:value-type="string">
            <text:p></text:p>
          </table:table-cell>
          <table:table-cell table:style-name="ce11" office:value-type="string" calcext:value-type="string">
            <text:p>Mary</text:p>
          </table:table-cell>
          <table:table-cell table:style-name="Default"/>
          <table:table-cell table:style-name="ce13" office:value-type="string" calcext:value-type="string">
            <text:p></text:p>
          </table:table-cell>
          <table:table-cell table:style-name="ce8" office:value-type="string" calcext:value-type="string">
            <text:p>Molech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</text:p>
          </table:table-cell>
          <table:table-cell table:style-name="ce8" office:value-type="string" calcext:value-type="string">
            <text:p>Lucius</text:p>
          </table:table-cell>
          <table:table-cell/>
          <table:table-cell table:style-name="ce17" office:value-type="string" calcext:value-type="string">
            <text:p></text:p>
          </table:table-cell>
          <table:table-cell table:style-name="ce10" office:value-type="string" calcext:value-type="string">
            <text:p>Mary_Magdalene</text:p>
          </table:table-cell>
          <table:table-cell/>
          <table:table-cell table:style-name="ce17" office:value-type="string" calcext:value-type="string">
            <text:p></text:p>
          </table:table-cell>
          <table:table-cell table:style-name="ce10" office:value-type="string" calcext:value-type="string">
            <text:p>Mose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</text:p>
          </table:table-cell>
          <table:table-cell table:style-name="ce8" office:value-type="string" calcext:value-type="string">
            <text:p>Luke</text:p>
          </table:table-cell>
          <table:table-cell/>
          <table:table-cell table:style-name="ce17" office:value-type="string" calcext:value-type="string">
            <text:p></text:p>
          </table:table-cell>
          <table:table-cell table:style-name="ce10" office:value-type="string" calcext:value-type="string">
            <text:p>Mary_Mother_of_Jesus</text:p>
          </table:table-cell>
          <table:table-cell/>
          <table:table-cell table:style-name="ce17" office:value-type="string" calcext:value-type="string">
            <text:p></text:p>
          </table:table-cell>
          <table:table-cell table:style-name="ce10" office:value-type="string" calcext:value-type="string">
            <text:p>Mount_of_Olive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</text:p>
          </table:table-cell>
          <table:table-cell table:style-name="ce8" office:value-type="string" calcext:value-type="string">
            <text:p>Lycaonia</text:p>
          </table:table-cell>
          <table:table-cell/>
          <table:table-cell table:style-name="ce20" office:value-type="string" calcext:value-type="string">
            <text:p></text:p>
          </table:table-cell>
          <table:table-cell table:style-name="ce11" office:value-type="string" calcext:value-type="string">
            <text:p>Mattatha</text:p>
          </table:table-cell>
          <table:table-cell/>
          <table:table-cell table:style-name="ce13" office:value-type="string" calcext:value-type="string">
            <text:p></text:p>
          </table:table-cell>
          <table:table-cell table:style-name="ce8" office:value-type="string" calcext:value-type="string">
            <text:p>Mount_Sinai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</text:p>
          </table:table-cell>
          <table:table-cell table:style-name="ce8" office:value-type="string" calcext:value-type="string">
            <text:p>Lycia</text:p>
          </table:table-cell>
          <table:table-cell/>
          <table:table-cell table:style-name="ce20" office:value-type="string" calcext:value-type="string">
            <text:p></text:p>
          </table:table-cell>
          <table:table-cell table:style-name="ce11" office:value-type="string" calcext:value-type="string">
            <text:p>Mattathias</text:p>
          </table:table-cell>
          <table:table-cell/>
          <table:table-cell table:style-name="ce13" office:value-type="string" calcext:value-type="string">
            <text:p></text:p>
          </table:table-cell>
          <table:table-cell table:style-name="ce8" office:value-type="string" calcext:value-type="string">
            <text:p>Myr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</text:p>
          </table:table-cell>
          <table:table-cell table:style-name="ce8" office:value-type="string" calcext:value-type="string">
            <text:p>Lydda</text:p>
          </table:table-cell>
          <table:table-cell/>
          <table:table-cell table:style-name="ce17" office:value-type="string" calcext:value-type="string">
            <text:p></text:p>
          </table:table-cell>
          <table:table-cell table:style-name="ce10" office:value-type="string" calcext:value-type="string">
            <text:p>Matthan</text:p>
          </table:table-cell>
          <table:table-cell/>
          <table:table-cell table:style-name="ce13" office:value-type="string" calcext:value-type="string">
            <text:p></text:p>
          </table:table-cell>
          <table:table-cell table:style-name="ce8" office:value-type="string" calcext:value-type="string">
            <text:p>Mysi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</text:p>
          </table:table-cell>
          <table:table-cell table:style-name="ce8" office:value-type="string" calcext:value-type="string">
            <text:p>Lydia</text:p>
          </table:table-cell>
          <table:table-cell/>
          <table:table-cell table:style-name="ce20" office:value-type="string" calcext:value-type="string">
            <text:p></text:p>
          </table:table-cell>
          <table:table-cell table:style-name="ce11" office:value-type="string" calcext:value-type="string">
            <text:p>Matthat</text:p>
          </table:table-cell>
          <table:table-cell/>
          <table:table-cell table:style-name="ce20" office:value-type="string" calcext:value-type="string">
            <text:p></text:p>
          </table:table-cell>
          <table:table-cell table:style-name="ce11" office:value-type="string" calcext:value-type="string">
            <text:p>Naaman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</text:p>
          </table:table-cell>
          <table:table-cell table:style-name="ce11" office:value-type="string" calcext:value-type="string">
            <text:p>Lysanias</text:p>
          </table:table-cell>
          <table:table-cell/>
          <table:table-cell table:style-name="ce20" office:value-type="string" calcext:value-type="string">
            <text:p></text:p>
          </table:table-cell>
          <table:table-cell table:style-name="ce11" office:value-type="string" calcext:value-type="string">
            <text:p>Matthew</text:p>
          </table:table-cell>
          <table:table-cell/>
          <table:table-cell table:style-name="ce20" office:value-type="string" calcext:value-type="string">
            <text:p></text:p>
          </table:table-cell>
          <table:table-cell table:style-name="ce11" office:value-type="string" calcext:value-type="string">
            <text:p>Naggai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</text:p>
          </table:table-cell>
          <table:table-cell table:style-name="ce8" office:value-type="string" calcext:value-type="string">
            <text:p>Lysias</text:p>
          </table:table-cell>
          <table:table-cell/>
          <table:table-cell table:style-name="ce20" office:value-type="string" calcext:value-type="string">
            <text:p></text:p>
          </table:table-cell>
          <table:table-cell table:style-name="ce11" office:value-type="string" calcext:value-type="string">
            <text:p>Matthias</text:p>
          </table:table-cell>
          <table:table-cell/>
          <table:table-cell table:style-name="ce20" office:value-type="string" calcext:value-type="string">
            <text:p></text:p>
          </table:table-cell>
          <table:table-cell table:style-name="ce11" office:value-type="string" calcext:value-type="string">
            <text:p>Nahor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</text:p>
          </table:table-cell>
          <table:table-cell table:style-name="ce8" office:value-type="string" calcext:value-type="string">
            <text:p>Lystra</text:p>
          </table:table-cell>
          <table:table-cell/>
          <table:table-cell table:style-name="ce13" office:value-type="string" calcext:value-type="string">
            <text:p></text:p>
          </table:table-cell>
          <table:table-cell table:style-name="ce8" office:value-type="string" calcext:value-type="string">
            <text:p>Media</text:p>
          </table:table-cell>
          <table:table-cell/>
          <table:table-cell table:style-name="ce17" office:value-type="string" calcext:value-type="string">
            <text:p></text:p>
          </table:table-cell>
          <table:table-cell table:style-name="ce10" office:value-type="string" calcext:value-type="string">
            <text:p>Nahshon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</text:p>
          </table:table-cell>
          <table:table-cell table:style-name="ce11" office:value-type="string" calcext:value-type="string">
            <text:p>Maath</text:p>
          </table:table-cell>
          <table:table-cell/>
          <table:table-cell table:style-name="ce20" office:value-type="string" calcext:value-type="string">
            <text:p><text:s/> </text:p>
          </table:table-cell>
          <table:table-cell table:style-name="ce11" office:value-type="string" calcext:value-type="string">
            <text:p>Melchi</text:p>
          </table:table-cell>
          <table:table-cell/>
          <table:table-cell table:style-name="ce20" office:value-type="string" calcext:value-type="string">
            <text:p></text:p>
          </table:table-cell>
          <table:table-cell table:style-name="ce11" office:value-type="string" calcext:value-type="string">
            <text:p>Nahum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</text:p>
          </table:table-cell>
          <table:table-cell table:style-name="ce8" office:value-type="string" calcext:value-type="string">
            <text:p>Macedonia</text:p>
          </table:table-cell>
          <table:table-cell/>
          <table:table-cell table:style-name="ce20" office:value-type="string" calcext:value-type="string">
            <text:p></text:p>
          </table:table-cell>
          <table:table-cell table:style-name="ce11" office:value-type="string" calcext:value-type="string">
            <text:p>Melea</text:p>
          </table:table-cell>
          <table:table-cell/>
          <table:table-cell table:style-name="ce17" office:value-type="string" calcext:value-type="string">
            <text:p></text:p>
          </table:table-cell>
          <table:table-cell table:style-name="ce10" office:value-type="string" calcext:value-type="string">
            <text:p>Nai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</text:p>
          </table:table-cell>
          <table:table-cell table:style-name="ce10" office:value-type="string" calcext:value-type="string">
            <text:p>Magadan</text:p>
          </table:table-cell>
          <table:table-cell/>
          <table:table-cell table:style-name="ce20" office:value-type="string" calcext:value-type="string">
            <text:p></text:p>
          </table:table-cell>
          <table:table-cell table:style-name="ce11" office:value-type="string" calcext:value-type="string">
            <text:p>Menna</text:p>
          </table:table-cell>
          <table:table-cell/>
          <table:table-cell table:style-name="ce17" office:value-type="string" calcext:value-type="string">
            <text:p></text:p>
          </table:table-cell>
          <table:table-cell table:style-name="ce10" office:value-type="string" calcext:value-type="string">
            <text:p>Naphatali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</text:p>
          </table:table-cell>
          <table:table-cell table:style-name="ce11" office:value-type="string" calcext:value-type="string">
            <text:p>Mahalaleel</text:p>
          </table:table-cell>
          <table:table-cell/>
          <table:table-cell table:style-name="ce13" office:value-type="string" calcext:value-type="string">
            <text:p></text:p>
          </table:table-cell>
          <table:table-cell table:style-name="ce8" office:value-type="string" calcext:value-type="string">
            <text:p>Mesopotamia</text:p>
          </table:table-cell>
          <table:table-cell/>
          <table:table-cell table:style-name="ce25" office:value-type="string" calcext:value-type="string">
            <text:p></text:p>
          </table:table-cell>
          <table:table-cell table:style-name="ce31" office:value-type="string" calcext:value-type="string">
            <text:p>Narci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</text:p>
          </table:table-cell>
          <table:table-cell table:style-name="ce10" office:value-type="string" calcext:value-type="string">
            <text:p>Malchus</text:p>
          </table:table-cell>
          <table:table-cell/>
          <table:table-cell table:style-name="ce17" office:value-type="string" calcext:value-type="string">
            <text:p></text:p>
          </table:table-cell>
          <table:table-cell table:style-name="ce10" office:value-type="string" calcext:value-type="string">
            <text:p>Messiah</text:p>
          </table:table-cell>
          <table:table-cell/>
          <table:table-cell table:style-name="ce20" office:value-type="string" calcext:value-type="string">
            <text:p></text:p>
          </table:table-cell>
          <table:table-cell table:style-name="ce11" office:value-type="string" calcext:value-type="string">
            <text:p>Natha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</text:p>
          </table:table-cell>
          <table:table-cell table:style-name="ce8" office:value-type="string" calcext:value-type="string">
            <text:p>Malta</text:p>
          </table:table-cell>
          <table:table-cell/>
          <table:table-cell table:style-name="ce20" office:value-type="string" calcext:value-type="string">
            <text:p></text:p>
          </table:table-cell>
          <table:table-cell table:style-name="ce11" office:value-type="string" calcext:value-type="string">
            <text:p>Methuselah</text:p>
          </table:table-cell>
          <table:table-cell/>
          <table:table-cell table:style-name="ce20" office:value-type="string" calcext:value-type="string">
            <text:p></text:p>
          </table:table-cell>
          <table:table-cell table:style-name="ce11" office:value-type="string" calcext:value-type="string">
            <text:p>Nathanie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7" office:value-type="string" calcext:value-type="string">
            <text:p></text:p>
          </table:table-cell>
          <table:table-cell table:style-name="ce10" office:value-type="string" calcext:value-type="string">
            <text:p>Nazareth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3" office:value-type="string" calcext:value-type="string">
            <text:p></text:p>
          </table:table-cell>
          <table:table-cell table:style-name="ce8" office:value-type="string" calcext:value-type="string">
            <text:p>Neopolis</text:p>
          </table:table-cell>
          <table:table-cell/>
          <table:table-cell table:style-name="ce20" office:value-type="string" calcext:value-type="string">
            <text:p><text:s/> </text:p>
          </table:table-cell>
          <table:table-cell table:style-name="ce11" office:value-type="string" calcext:value-type="string">
            <text:p>Phanuel</text:p>
          </table:table-cell>
          <table:table-cell/>
          <table:table-cell table:style-name="ce13" office:value-type="string" calcext:value-type="string">
            <text:p></text:p>
          </table:table-cell>
          <table:table-cell table:style-name="ce8" office:value-type="string" calcext:value-type="string">
            <text:p>Pyrrhu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</text:p>
          </table:table-cell>
          <table:table-cell table:style-name="ce11" office:value-type="string" calcext:value-type="string">
            <text:p>Neri</text:p>
          </table:table-cell>
          <table:table-cell/>
          <table:table-cell table:style-name="ce13" office:value-type="string" calcext:value-type="string">
            <text:p></text:p>
          </table:table-cell>
          <table:table-cell table:style-name="ce8" office:value-type="string" calcext:value-type="string">
            <text:p>Pharaoh</text:p>
          </table:table-cell>
          <table:table-cell/>
          <table:table-cell table:style-name="ce24" office:value-type="string" calcext:value-type="string">
            <text:p></text:p>
          </table:table-cell>
          <table:table-cell table:style-name="ce31" office:value-type="string" calcext:value-type="string">
            <text:p>Quartus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</text:p>
          </table:table-cell>
          <table:table-cell table:style-name="ce31" office:value-type="string" calcext:value-type="string">
            <text:p>Nereus</text:p>
          </table:table-cell>
          <table:table-cell/>
          <table:table-cell table:style-name="ce24" office:value-type="string" calcext:value-type="string">
            <text:p></text:p>
          </table:table-cell>
          <table:table-cell table:style-name="ce31" office:value-type="string" calcext:value-type="string">
            <text:p>Philadelphia</text:p>
          </table:table-cell>
          <table:table-cell/>
          <table:table-cell table:style-name="ce20" office:value-type="string" calcext:value-type="string">
            <text:p></text:p>
          </table:table-cell>
          <table:table-cell table:style-name="ce11" office:value-type="string" calcext:value-type="string">
            <text:p>Quirini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</text:p>
          </table:table-cell>
          <table:table-cell table:style-name="ce8" office:value-type="string" calcext:value-type="string">
            <text:p>Nicanor</text:p>
          </table:table-cell>
          <table:table-cell/>
          <table:table-cell table:style-name="ce13" office:value-type="string" calcext:value-type="string">
            <text:p></text:p>
          </table:table-cell>
          <table:table-cell table:style-name="ce11" office:value-type="string" calcext:value-type="string">
            <text:p>Philip</text:p>
          </table:table-cell>
          <table:table-cell/>
          <table:table-cell table:style-name="ce17" office:value-type="string" calcext:value-type="string">
            <text:p></text:p>
          </table:table-cell>
          <table:table-cell table:style-name="ce10" office:value-type="string" calcext:value-type="string">
            <text:p>Rachel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</text:p>
          </table:table-cell>
          <table:table-cell table:style-name="ce10" office:value-type="string" calcext:value-type="string">
            <text:p>Nicodemus</text:p>
          </table:table-cell>
          <table:table-cell/>
          <table:table-cell table:style-name="ce17" office:value-type="string" calcext:value-type="string">
            <text:p></text:p>
          </table:table-cell>
          <table:table-cell table:style-name="ce10" office:value-type="string" calcext:value-type="string">
            <text:p>Philippi</text:p>
          </table:table-cell>
          <table:table-cell/>
          <table:table-cell table:style-name="ce17" office:value-type="string" calcext:value-type="string">
            <text:p></text:p>
          </table:table-cell>
          <table:table-cell table:style-name="ce10" office:value-type="string" calcext:value-type="string">
            <text:p>Rahab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</text:p>
          </table:table-cell>
          <table:table-cell table:style-name="ce8" office:value-type="string" calcext:value-type="string">
            <text:p>Nicolaus</text:p>
          </table:table-cell>
          <table:table-cell/>
          <table:table-cell table:style-name="ce25" office:value-type="string" calcext:value-type="string">
            <text:p></text:p>
          </table:table-cell>
          <table:table-cell table:style-name="ce31" office:value-type="string" calcext:value-type="string">
            <text:p>Philologus</text:p>
          </table:table-cell>
          <table:table-cell/>
          <table:table-cell table:style-name="ce17" office:value-type="string" calcext:value-type="string">
            <text:p></text:p>
          </table:table-cell>
          <table:table-cell table:style-name="ce10" office:value-type="string" calcext:value-type="string">
            <text:p>Ram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</text:p>
          </table:table-cell>
          <table:table-cell table:style-name="ce10" office:value-type="string" calcext:value-type="string">
            <text:p>Nineveh</text:p>
          </table:table-cell>
          <table:table-cell/>
          <table:table-cell table:style-name="ce25" office:value-type="string" calcext:value-type="string">
            <text:p></text:p>
          </table:table-cell>
          <table:table-cell table:style-name="ce31" office:value-type="string" calcext:value-type="string">
            <text:p>Phlegon</text:p>
          </table:table-cell>
          <table:table-cell/>
          <table:table-cell table:style-name="ce17" office:value-type="string" calcext:value-type="string">
            <text:p></text:p>
          </table:table-cell>
          <table:table-cell table:style-name="ce10" office:value-type="string" calcext:value-type="string">
            <text:p>Rama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</text:p>
          </table:table-cell>
          <table:table-cell table:style-name="ce10" office:value-type="string" calcext:value-type="string">
            <text:p>Noah</text:p>
          </table:table-cell>
          <table:table-cell/>
          <table:table-cell table:style-name="ce24" office:value-type="string" calcext:value-type="string">
            <text:p></text:p>
          </table:table-cell>
          <table:table-cell table:style-name="ce31" office:value-type="string" calcext:value-type="string">
            <text:p>Phoebe</text:p>
          </table:table-cell>
          <table:table-cell/>
          <table:table-cell table:style-name="ce24" office:value-type="string" calcext:value-type="string">
            <text:p></text:p>
          </table:table-cell>
          <table:table-cell table:style-name="ce31" office:value-type="string" calcext:value-type="string">
            <text:p>Rebeka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</text:p>
          </table:table-cell>
          <table:table-cell table:style-name="ce10" office:value-type="string" calcext:value-type="string">
            <text:p>Obed</text:p>
          </table:table-cell>
          <table:table-cell/>
          <table:table-cell table:style-name="ce17" office:value-type="string" calcext:value-type="string">
            <text:p></text:p>
          </table:table-cell>
          <table:table-cell table:style-name="ce10" office:value-type="string" calcext:value-type="string">
            <text:p>Phoenicia</text:p>
          </table:table-cell>
          <table:table-cell/>
          <table:table-cell table:style-name="ce17" office:value-type="string" calcext:value-type="string">
            <text:p></text:p>
          </table:table-cell>
          <table:table-cell table:style-name="ce10" office:value-type="string" calcext:value-type="string">
            <text:p>Rehoboam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</text:p>
          </table:table-cell>
          <table:table-cell table:style-name="ce31" office:value-type="string" calcext:value-type="string">
            <text:p>Olympus</text:p>
          </table:table-cell>
          <table:table-cell/>
          <table:table-cell table:style-name="ce13" office:value-type="string" calcext:value-type="string">
            <text:p></text:p>
          </table:table-cell>
          <table:table-cell table:style-name="ce8" office:value-type="string" calcext:value-type="string">
            <text:p>Phoenix</text:p>
          </table:table-cell>
          <table:table-cell/>
          <table:table-cell table:style-name="ce20" office:value-type="string" calcext:value-type="string">
            <text:p></text:p>
          </table:table-cell>
          <table:table-cell table:style-name="ce11" office:value-type="string" calcext:value-type="string">
            <text:p>Reu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</text:p>
          </table:table-cell>
          <table:table-cell table:style-name="ce8" office:value-type="string" calcext:value-type="string">
            <text:p>Pamphylia</text:p>
          </table:table-cell>
          <table:table-cell/>
          <table:table-cell table:style-name="ce13" office:value-type="string" calcext:value-type="string">
            <text:p></text:p>
          </table:table-cell>
          <table:table-cell table:style-name="ce8" office:value-type="string" calcext:value-type="string">
            <text:p>Phrygia</text:p>
          </table:table-cell>
          <table:table-cell/>
          <table:table-cell table:style-name="ce13" office:value-type="string" calcext:value-type="string">
            <text:p></text:p>
          </table:table-cell>
          <table:table-cell table:style-name="ce8" office:value-type="string" calcext:value-type="string">
            <text:p>Rhegium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</text:p>
          </table:table-cell>
          <table:table-cell table:style-name="ce8" office:value-type="string" calcext:value-type="string">
            <text:p>Paphos</text:p>
          </table:table-cell>
          <table:table-cell/>
          <table:table-cell table:style-name="ce17" office:value-type="string" calcext:value-type="string">
            <text:p></text:p>
          </table:table-cell>
          <table:table-cell table:style-name="ce10" office:value-type="string" calcext:value-type="string">
            <text:p>Pilate</text:p>
          </table:table-cell>
          <table:table-cell/>
          <table:table-cell table:style-name="ce20" office:value-type="string" calcext:value-type="string">
            <text:p></text:p>
          </table:table-cell>
          <table:table-cell table:style-name="ce11" office:value-type="string" calcext:value-type="string">
            <text:p>Rhes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</text:p>
          </table:table-cell>
          <table:table-cell table:style-name="ce8" office:value-type="string" calcext:value-type="string">
            <text:p>Parmenas</text:p>
          </table:table-cell>
          <table:table-cell/>
          <table:table-cell table:style-name="ce13" office:value-type="string" calcext:value-type="string">
            <text:p></text:p>
          </table:table-cell>
          <table:table-cell table:style-name="ce8" office:value-type="string" calcext:value-type="string">
            <text:p>Pisidia</text:p>
          </table:table-cell>
          <table:table-cell/>
          <table:table-cell table:style-name="ce17" office:value-type="string" calcext:value-type="string">
            <text:p></text:p>
          </table:table-cell>
          <table:table-cell table:style-name="ce10" office:value-type="string" calcext:value-type="string">
            <text:p>Rhod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</text:p>
          </table:table-cell>
          <table:table-cell table:style-name="ce8" office:value-type="string" calcext:value-type="string">
            <text:p>Parthia</text:p>
          </table:table-cell>
          <table:table-cell/>
          <table:table-cell table:style-name="ce13" office:value-type="string" calcext:value-type="string">
            <text:p></text:p>
          </table:table-cell>
          <table:table-cell table:style-name="ce8" office:value-type="string" calcext:value-type="string">
            <text:p>Pontus</text:p>
          </table:table-cell>
          <table:table-cell/>
          <table:table-cell table:style-name="ce13" office:value-type="string" calcext:value-type="string">
            <text:p></text:p>
          </table:table-cell>
          <table:table-cell table:style-name="ce11" office:value-type="string" calcext:value-type="string">
            <text:p>Rhode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</text:p>
          </table:table-cell>
          <table:table-cell table:style-name="ce8" office:value-type="string" calcext:value-type="string">
            <text:p>Patara</text:p>
          </table:table-cell>
          <table:table-cell/>
          <table:table-cell table:style-name="ce13" office:value-type="string" calcext:value-type="string">
            <text:p></text:p>
          </table:table-cell>
          <table:table-cell table:style-name="ce8" office:value-type="string" calcext:value-type="string">
            <text:p>Porcius</text:p>
          </table:table-cell>
          <table:table-cell/>
          <table:table-cell table:style-name="ce13" office:value-type="string" calcext:value-type="string">
            <text:p></text:p>
          </table:table-cell>
          <table:table-cell table:style-name="ce8" office:value-type="string" calcext:value-type="string">
            <text:p>Rom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table:style-name="ce13" office:value-type="string" calcext:value-type="string">
            <text:p></text:p>
          </table:table-cell>
          <table:table-cell table:style-name="ce8" office:value-type="string" calcext:value-type="string">
            <text:p>Prisicilla</text:p>
          </table:table-cell>
          <table:table-cell/>
          <table:table-cell table:style-name="ce17" office:value-type="string" calcext:value-type="string">
            <text:p></text:p>
          </table:table-cell>
          <table:table-cell table:style-name="ce10" office:value-type="string" calcext:value-type="string">
            <text:p>Rufus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</text:p>
          </table:table-cell>
          <table:table-cell table:style-name="ce32" office:value-type="string" calcext:value-type="string">
            <text:p>Patrobas</text:p>
          </table:table-cell>
          <table:table-cell/>
          <table:table-cell table:style-name="ce13" office:value-type="string" calcext:value-type="string">
            <text:p></text:p>
          </table:table-cell>
          <table:table-cell table:style-name="ce8" office:value-type="string" calcext:value-type="string">
            <text:p>Prochorus</text:p>
          </table:table-cell>
          <table:table-cell/>
          <table:table-cell table:style-name="ce17" office:value-type="string" calcext:value-type="string">
            <text:p></text:p>
          </table:table-cell>
          <table:table-cell table:style-name="ce10" office:value-type="string" calcext:value-type="string">
            <text:p>Rut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</text:p>
          </table:table-cell>
          <table:table-cell table:style-name="ce10" office:value-type="string" calcext:value-type="string">
            <text:p>Paul</text:p>
          </table:table-cell>
          <table:table-cell/>
          <table:table-cell table:style-name="ce13" office:value-type="string" calcext:value-type="string">
            <text:p></text:p>
          </table:table-cell>
          <table:table-cell table:style-name="ce11" office:value-type="string" calcext:value-type="string">
            <text:p>Psalm</text:p>
          </table:table-cell>
          <table:table-cell/>
          <table:table-cell table:style-name="ce22" office:value-type="string" calcext:value-type="string">
            <text:p></text:p>
          </table:table-cell>
          <table:table-cell table:style-name="ce10" office:value-type="string" calcext:value-type="string">
            <text:p>Salami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</text:p>
          </table:table-cell>
          <table:table-cell table:style-name="ce11" office:value-type="string" calcext:value-type="string">
            <text:p>Peleg</text:p>
          </table:table-cell>
          <table:table-cell/>
          <table:table-cell table:style-name="ce13" office:value-type="string" calcext:value-type="string">
            <text:p></text:p>
          </table:table-cell>
          <table:table-cell table:style-name="ce8" office:value-type="string" calcext:value-type="string">
            <text:p>Ptolemais</text:p>
          </table:table-cell>
          <table:table-cell/>
          <table:table-cell table:style-name="ce20" office:value-type="string" calcext:value-type="string">
            <text:p></text:p>
          </table:table-cell>
          <table:table-cell table:style-name="ce11" office:value-type="string" calcext:value-type="string">
            <text:p>Salathie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</text:p>
          </table:table-cell>
          <table:table-cell table:style-name="ce8" office:value-type="string" calcext:value-type="string">
            <text:p>Pentecost</text:p>
          </table:table-cell>
          <table:table-cell/>
          <table:table-cell table:style-name="ce13" office:value-type="string" calcext:value-type="string">
            <text:p></text:p>
          </table:table-cell>
          <table:table-cell table:style-name="ce8" office:value-type="string" calcext:value-type="string">
            <text:p>Publius</text:p>
          </table:table-cell>
          <table:table-cell/>
          <table:table-cell table:style-name="ce22" office:value-type="string" calcext:value-type="string">
            <text:p></text:p>
          </table:table-cell>
          <table:table-cell table:style-name="ce10" office:value-type="string" calcext:value-type="string">
            <text:p>Salim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</text:p>
          </table:table-cell>
          <table:table-cell table:style-name="ce10" office:value-type="string" calcext:value-type="string">
            <text:p>Perez</text:p>
          </table:table-cell>
          <table:table-cell/>
          <table:table-cell table:style-name="ce13" office:value-type="string" calcext:value-type="string">
            <text:p></text:p>
          </table:table-cell>
          <table:table-cell table:style-name="ce8" office:value-type="string" calcext:value-type="string">
            <text:p>Put</text:p>
          </table:table-cell>
          <table:table-cell/>
          <table:table-cell table:style-name="ce17" office:value-type="string" calcext:value-type="string">
            <text:p></text:p>
          </table:table-cell>
          <table:table-cell table:style-name="ce10" office:value-type="string" calcext:value-type="string">
            <text:p>Salmon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</text:p>
          </table:table-cell>
          <table:table-cell table:style-name="ce31" office:value-type="string" calcext:value-type="string">
            <text:p>Pergamum</text:p>
          </table:table-cell>
          <table:table-cell/>
          <table:table-cell table:style-name="ce13" office:value-type="string" calcext:value-type="string">
            <text:p></text:p>
          </table:table-cell>
          <table:table-cell table:style-name="ce8" office:value-type="string" calcext:value-type="string">
            <text:p>Puteoli</text:p>
          </table:table-cell>
          <table:table-cell/>
          <table:table-cell table:style-name="ce13" office:value-type="string" calcext:value-type="string">
            <text:p></text:p>
          </table:table-cell>
          <table:table-cell table:style-name="ce8" office:value-type="string" calcext:value-type="string">
            <text:p>Salmon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</text:p>
          </table:table-cell>
          <table:table-cell table:style-name="ce8" office:value-type="string" calcext:value-type="string">
            <text:p>Perga</text:p>
          </table:table-cell>
          <table:table-cell/>
          <table:table-cell table:style-name="Default" table:number-columns-repeated="2"/>
          <table:table-cell/>
          <table:table-cell table:style-name="ce17" office:value-type="string" calcext:value-type="string">
            <text:p></text:p>
          </table:table-cell>
          <table:table-cell table:style-name="ce10" office:value-type="string" calcext:value-type="string">
            <text:p>Salom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</text:p>
          </table:table-cell>
          <table:table-cell table:style-name="ce31" office:value-type="string" calcext:value-type="string">
            <text:p>Persis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7" office:value-type="string" calcext:value-type="string">
            <text:p></text:p>
          </table:table-cell>
          <table:table-cell table:style-name="ce10" office:value-type="string" calcext:value-type="string">
            <text:p>Samaria</text:p>
          </table:table-cell>
          <table:table-cell/>
          <table:table-cell table:style-name="ce20" office:value-type="string" calcext:value-type="string">
            <text:p></text:p>
          </table:table-cell>
          <table:table-cell table:style-name="ce11" office:value-type="string" calcext:value-type="string">
            <text:p>Shelah</text:p>
          </table:table-cell>
          <table:table-cell/>
          <table:table-cell table:style-name="ce20" office:value-type="string" calcext:value-type="string">
            <text:p></text:p>
          </table:table-cell>
          <table:table-cell table:style-name="ce11" office:value-type="string" calcext:value-type="string">
            <text:p>Susann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</text:p>
          </table:table-cell>
          <table:table-cell table:style-name="ce10" office:value-type="string" calcext:value-type="string">
            <text:p>Samaritan</text:p>
          </table:table-cell>
          <table:table-cell/>
          <table:table-cell table:style-name="ce20" office:value-type="string" calcext:value-type="string">
            <text:p></text:p>
          </table:table-cell>
          <table:table-cell table:style-name="ce11" office:value-type="string" calcext:value-type="string">
            <text:p>Shem</text:p>
          </table:table-cell>
          <table:table-cell/>
          <table:table-cell table:style-name="ce13" office:value-type="string" calcext:value-type="string">
            <text:p></text:p>
          </table:table-cell>
          <table:table-cell table:style-name="ce8" office:value-type="string" calcext:value-type="string">
            <text:p>Syracus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</text:p>
          </table:table-cell>
          <table:table-cell table:style-name="ce8" office:value-type="string" calcext:value-type="string">
            <text:p>Samos</text:p>
          </table:table-cell>
          <table:table-cell/>
          <table:table-cell table:style-name="ce17" office:value-type="string" calcext:value-type="string">
            <text:p></text:p>
          </table:table-cell>
          <table:table-cell table:style-name="ce10" office:value-type="string" calcext:value-type="string">
            <text:p>Sheol</text:p>
          </table:table-cell>
          <table:table-cell/>
          <table:table-cell table:style-name="ce17" office:value-type="string" calcext:value-type="string">
            <text:p></text:p>
          </table:table-cell>
          <table:table-cell table:style-name="ce10" office:value-type="string" calcext:value-type="string">
            <text:p>Syri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</text:p>
          </table:table-cell>
          <table:table-cell table:style-name="ce8" office:value-type="string" calcext:value-type="string">
            <text:p>Samothrace</text:p>
          </table:table-cell>
          <table:table-cell/>
          <table:table-cell table:style-name="ce17" office:value-type="string" calcext:value-type="string">
            <text:p></text:p>
          </table:table-cell>
          <table:table-cell table:style-name="ce10" office:value-type="string" calcext:value-type="string">
            <text:p>Sidon</text:p>
          </table:table-cell>
          <table:table-cell/>
          <table:table-cell table:style-name="ce17" office:value-type="string" calcext:value-type="string">
            <text:p></text:p>
          </table:table-cell>
          <table:table-cell table:style-name="ce10" office:value-type="string" calcext:value-type="string">
            <text:p>Tamar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</text:p>
          </table:table-cell>
          <table:table-cell table:style-name="ce8" office:value-type="string" calcext:value-type="string">
            <text:p>Samuel</text:p>
          </table:table-cell>
          <table:table-cell/>
          <table:table-cell table:style-name="ce13" office:value-type="string" calcext:value-type="string">
            <text:p></text:p>
          </table:table-cell>
          <table:table-cell table:style-name="ce8" office:value-type="string" calcext:value-type="string">
            <text:p>Silas</text:p>
          </table:table-cell>
          <table:table-cell/>
          <table:table-cell table:style-name="ce13" office:value-type="string" calcext:value-type="string">
            <text:p></text:p>
          </table:table-cell>
          <table:table-cell table:style-name="ce8" office:value-type="string" calcext:value-type="string">
            <text:p>Tars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</text:p>
          </table:table-cell>
          <table:table-cell table:style-name="ce8" office:value-type="string" calcext:value-type="string">
            <text:p>Sapphira</text:p>
          </table:table-cell>
          <table:table-cell/>
          <table:table-cell table:style-name="ce22" office:value-type="string" calcext:value-type="string">
            <text:p></text:p>
          </table:table-cell>
          <table:table-cell table:style-name="ce10" office:value-type="string" calcext:value-type="string">
            <text:p>Siloam</text:p>
          </table:table-cell>
          <table:table-cell/>
          <table:table-cell table:style-name="ce20" office:value-type="string" calcext:value-type="string">
            <text:p></text:p>
          </table:table-cell>
          <table:table-cell table:style-name="ce11" office:value-type="string" calcext:value-type="string">
            <text:p>Terah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</text:p>
          </table:table-cell>
          <table:table-cell table:style-name="ce31" office:value-type="string" calcext:value-type="string">
            <text:p>Sarah</text:p>
          </table:table-cell>
          <table:table-cell/>
          <table:table-cell table:style-name="ce13" office:value-type="string" calcext:value-type="string">
            <text:p></text:p>
          </table:table-cell>
          <table:table-cell table:style-name="ce11" office:value-type="string" calcext:value-type="string">
            <text:p>Simeon</text:p>
          </table:table-cell>
          <table:table-cell/>
          <table:table-cell table:style-name="ce25" office:value-type="string" calcext:value-type="string">
            <text:p></text:p>
          </table:table-cell>
          <table:table-cell table:style-name="ce31" office:value-type="string" calcext:value-type="string">
            <text:p>Tertius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</text:p>
          </table:table-cell>
          <table:table-cell table:style-name="ce31" office:value-type="string" calcext:value-type="string">
            <text:p>Sardis</text:p>
          </table:table-cell>
          <table:table-cell/>
          <table:table-cell table:style-name="ce17" office:value-type="string" calcext:value-type="string">
            <text:p></text:p>
          </table:table-cell>
          <table:table-cell table:style-name="ce10" office:value-type="string" calcext:value-type="string">
            <text:p>Simon</text:p>
          </table:table-cell>
          <table:table-cell/>
          <table:table-cell table:style-name="ce13" office:value-type="string" calcext:value-type="string">
            <text:p></text:p>
          </table:table-cell>
          <table:table-cell table:style-name="ce8" office:value-type="string" calcext:value-type="string">
            <text:p>Tertull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</text:p>
          </table:table-cell>
          <table:table-cell table:style-name="ce10" office:value-type="string" calcext:value-type="string">
            <text:p>Satan</text:p>
          </table:table-cell>
          <table:table-cell/>
          <table:table-cell table:style-name="ce13" office:value-type="string" calcext:value-type="string">
            <text:p></text:p>
          </table:table-cell>
          <table:table-cell table:style-name="ce11" office:value-type="string" calcext:value-type="string">
            <text:p>Simon_of_Cyrene</text:p>
          </table:table-cell>
          <table:table-cell/>
          <table:table-cell table:style-name="ce17" office:value-type="string" calcext:value-type="string">
            <text:p></text:p>
          </table:table-cell>
          <table:table-cell table:style-name="ce10" office:value-type="string" calcext:value-type="string">
            <text:p>Thaddae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</text:p>
          </table:table-cell>
          <table:table-cell table:style-name="ce8" office:value-type="string" calcext:value-type="string">
            <text:p>Saul</text:p>
          </table:table-cell>
          <table:table-cell/>
          <table:table-cell table:style-name="ce17" office:value-type="string" calcext:value-type="string">
            <text:p></text:p>
          </table:table-cell>
          <table:table-cell table:style-name="ce10" office:value-type="string" calcext:value-type="string">
            <text:p>Simon_Peter</text:p>
          </table:table-cell>
          <table:table-cell/>
          <table:table-cell table:style-name="ce13" office:value-type="string" calcext:value-type="string">
            <text:p></text:p>
          </table:table-cell>
          <table:table-cell table:style-name="ce8" office:value-type="string" calcext:value-type="string">
            <text:p>Theophil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</text:p>
          </table:table-cell>
          <table:table-cell table:style-name="ce8" office:value-type="string" calcext:value-type="string">
            <text:p>Sceva</text:p>
          </table:table-cell>
          <table:table-cell/>
          <table:table-cell table:style-name="ce17" office:value-type="string" calcext:value-type="string">
            <text:p></text:p>
          </table:table-cell>
          <table:table-cell table:style-name="ce10" office:value-type="string" calcext:value-type="string">
            <text:p>Simon_the_Canaanite</text:p>
          </table:table-cell>
          <table:table-cell/>
          <table:table-cell table:style-name="ce13" office:value-type="string" calcext:value-type="string">
            <text:p></text:p>
          </table:table-cell>
          <table:table-cell table:style-name="ce8" office:value-type="string" calcext:value-type="string">
            <text:p>Thessalonic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</text:p>
          </table:table-cell>
          <table:table-cell table:style-name="ce10" office:value-type="string" calcext:value-type="string">
            <text:p>Scripture </text:p>
          </table:table-cell>
          <table:table-cell/>
          <table:table-cell table:style-name="ce17" office:value-type="string" calcext:value-type="string">
            <text:p></text:p>
          </table:table-cell>
          <table:table-cell table:style-name="ce10" office:value-type="string" calcext:value-type="string">
            <text:p>Simon_the_Leper</text:p>
          </table:table-cell>
          <table:table-cell/>
          <table:table-cell table:style-name="ce13" office:value-type="string" calcext:value-type="string">
            <text:p></text:p>
          </table:table-cell>
          <table:table-cell table:style-name="ce8" office:value-type="string" calcext:value-type="string">
            <text:p>Theuda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</text:p>
          </table:table-cell>
          <table:table-cell table:style-name="ce10" office:value-type="string" calcext:value-type="string">
            <text:p>Sea_of_Galilee</text:p>
          </table:table-cell>
          <table:table-cell/>
          <table:table-cell table:style-name="ce17" office:value-type="string" calcext:value-type="string">
            <text:p></text:p>
          </table:table-cell>
          <table:table-cell table:style-name="ce10" office:value-type="string" calcext:value-type="string">
            <text:p>Simon(Jesus’s_brother)</text:p>
          </table:table-cell>
          <table:table-cell/>
          <table:table-cell table:style-name="ce17" office:value-type="string" calcext:value-type="string">
            <text:p></text:p>
          </table:table-cell>
          <table:table-cell table:style-name="ce10" office:value-type="string" calcext:value-type="string">
            <text:p>Thoma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</text:p>
          </table:table-cell>
          <table:table-cell table:style-name="ce8" office:value-type="string" calcext:value-type="string">
            <text:p>Sea_of_Reeds</text:p>
          </table:table-cell>
          <table:table-cell/>
          <table:table-cell table:style-name="ce24" office:value-type="string" calcext:value-type="string">
            <text:p></text:p>
          </table:table-cell>
          <table:table-cell table:style-name="ce31" office:value-type="string" calcext:value-type="string">
            <text:p>Smyrna</text:p>
          </table:table-cell>
          <table:table-cell/>
          <table:table-cell table:style-name="ce13" office:value-type="string" calcext:value-type="string">
            <text:p></text:p>
          </table:table-cell>
          <table:table-cell table:style-name="ce8" office:value-type="string" calcext:value-type="string">
            <text:p>Thyatir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</text:p>
          </table:table-cell>
          <table:table-cell table:style-name="ce10" office:value-type="string" calcext:value-type="string">
            <text:p>Sea_of_Tiberias</text:p>
          </table:table-cell>
          <table:table-cell/>
          <table:table-cell table:style-name="ce17" office:value-type="string" calcext:value-type="string">
            <text:p></text:p>
          </table:table-cell>
          <table:table-cell table:style-name="ce10" office:value-type="string" calcext:value-type="string">
            <text:p>Sodom</text:p>
          </table:table-cell>
          <table:table-cell/>
          <table:table-cell table:style-name="ce22" office:value-type="string" calcext:value-type="string">
            <text:p></text:p>
          </table:table-cell>
          <table:table-cell table:style-name="ce10" office:value-type="string" calcext:value-type="string">
            <text:p>Tiberia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</text:p>
          </table:table-cell>
          <table:table-cell table:style-name="ce8" office:value-type="string" calcext:value-type="string">
            <text:p>Secundus</text:p>
          </table:table-cell>
          <table:table-cell/>
          <table:table-cell table:style-name="ce17" office:value-type="string" calcext:value-type="string">
            <text:p></text:p>
          </table:table-cell>
          <table:table-cell table:style-name="ce10" office:value-type="string" calcext:value-type="string">
            <text:p>Solomon</text:p>
          </table:table-cell>
          <table:table-cell/>
          <table:table-cell table:style-name="ce20" office:value-type="string" calcext:value-type="string">
            <text:p></text:p>
          </table:table-cell>
          <table:table-cell table:style-name="ce11" office:value-type="string" calcext:value-type="string">
            <text:p>Tiberi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</text:p>
          </table:table-cell>
          <table:table-cell table:style-name="ce8" office:value-type="string" calcext:value-type="string">
            <text:p>Seleucia</text:p>
          </table:table-cell>
          <table:table-cell/>
          <table:table-cell table:style-name="ce17" office:value-type="string" calcext:value-type="string">
            <text:p></text:p>
          </table:table-cell>
          <table:table-cell table:style-name="ce10" office:value-type="string" calcext:value-type="string">
            <text:p>Son_of_Man</text:p>
          </table:table-cell>
          <table:table-cell/>
          <table:table-cell table:style-name="ce17" office:value-type="string" calcext:value-type="string">
            <text:p></text:p>
          </table:table-cell>
          <table:table-cell table:style-name="ce10" office:value-type="string" calcext:value-type="string">
            <text:p>Timaeu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</text:p>
          </table:table-cell>
          <table:table-cell table:style-name="ce11" office:value-type="string" calcext:value-type="string">
            <text:p>Semien</text:p>
          </table:table-cell>
          <table:table-cell/>
          <table:table-cell table:style-name="ce13" office:value-type="string" calcext:value-type="string">
            <text:p></text:p>
          </table:table-cell>
          <table:table-cell table:style-name="ce8" office:value-type="string" calcext:value-type="string">
            <text:p>Sopater</text:p>
          </table:table-cell>
          <table:table-cell/>
          <table:table-cell table:style-name="ce13" office:value-type="string" calcext:value-type="string">
            <text:p></text:p>
          </table:table-cell>
          <table:table-cell table:style-name="ce8" office:value-type="string" calcext:value-type="string">
            <text:p>Tim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</text:p>
          </table:table-cell>
          <table:table-cell table:style-name="ce8" office:value-type="string" calcext:value-type="string">
            <text:p>Sergius</text:p>
          </table:table-cell>
          <table:table-cell/>
          <table:table-cell table:style-name="ce13" office:value-type="string" calcext:value-type="string">
            <text:p></text:p>
          </table:table-cell>
          <table:table-cell table:style-name="ce8" office:value-type="string" calcext:value-type="string">
            <text:p>Sosthenes</text:p>
          </table:table-cell>
          <table:table-cell/>
          <table:table-cell table:style-name="ce13" office:value-type="string" calcext:value-type="string">
            <text:p></text:p>
          </table:table-cell>
          <table:table-cell table:style-name="ce8" office:value-type="string" calcext:value-type="string">
            <text:p>Timothy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</text:p>
          </table:table-cell>
          <table:table-cell table:style-name="ce11" office:value-type="string" calcext:value-type="string">
            <text:p>Serug</text:p>
          </table:table-cell>
          <table:table-cell/>
          <table:table-cell table:style-name="ce24" office:value-type="string" calcext:value-type="string">
            <text:p></text:p>
          </table:table-cell>
          <table:table-cell table:style-name="ce37" office:value-type="string" calcext:value-type="string">
            <text:p>Spain</text:p>
          </table:table-cell>
          <table:table-cell/>
          <table:table-cell table:style-name="ce13" office:value-type="string" calcext:value-type="string">
            <text:p></text:p>
          </table:table-cell>
          <table:table-cell table:style-name="ce8" office:value-type="string" calcext:value-type="string">
            <text:p>Titu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</text:p>
          </table:table-cell>
          <table:table-cell table:style-name="ce11" office:value-type="string" calcext:value-type="string">
            <text:p>Seth</text:p>
          </table:table-cell>
          <table:table-cell/>
          <table:table-cell table:style-name="ce25"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table:style-name="ce20" office:value-type="string" calcext:value-type="string">
            <text:p></text:p>
          </table:table-cell>
          <table:table-cell table:style-name="ce11" office:value-type="string" calcext:value-type="string">
            <text:p>Trachoniti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</text:p>
          </table:table-cell>
          <table:table-cell table:style-name="ce8" office:value-type="string" calcext:value-type="string">
            <text:p>Sharon</text:p>
          </table:table-cell>
          <table:table-cell/>
          <table:table-cell table:style-name="ce24" office:value-type="string" calcext:value-type="string">
            <text:p></text:p>
          </table:table-cell>
          <table:table-cell table:style-name="ce31" office:value-type="string" calcext:value-type="string">
            <text:p>Stephanas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</text:p>
          </table:table-cell>
          <table:table-cell table:style-name="ce10" office:value-type="string" calcext:value-type="string">
            <text:p>Shealtiel</text:p>
          </table:table-cell>
          <table:table-cell/>
          <table:table-cell table:style-name="ce13" office:value-type="string" calcext:value-type="string">
            <text:p></text:p>
          </table:table-cell>
          <table:table-cell table:style-name="ce8" office:value-type="string" calcext:value-type="string">
            <text:p>Stephe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</text:p>
          </table:table-cell>
          <table:table-cell table:style-name="ce8" office:value-type="string" calcext:value-type="string">
            <text:p>Shechem</text:p>
          </table:table-cell>
          <table:table-cell/>
          <table:table-cell table:style-name="ce13" office:value-type="string" calcext:value-type="string">
            <text:p></text:p>
          </table:table-cell>
          <table:table-cell table:style-name="ce8" office:value-type="string" calcext:value-type="string">
            <text:p>Stoic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3" office:value-type="string" calcext:value-type="string">
            <text:p></text:p>
          </table:table-cell>
          <table:table-cell table:style-name="ce8" office:value-type="string" calcext:value-type="string">
            <text:p>Troas</text:p>
          </table:table-cell>
          <table:table-cell/>
          <table:table-cell table:style-name="ce17" office:value-type="string" calcext:value-type="string">
            <text:p></text:p>
          </table:table-cell>
          <table:table-cell table:style-name="ce10" office:value-type="string" calcext:value-type="string">
            <text:p>Zebulun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3" office:value-type="string" calcext:value-type="string">
            <text:p></text:p>
          </table:table-cell>
          <table:table-cell table:style-name="ce8" office:value-type="string" calcext:value-type="string">
            <text:p>Trophimus</text:p>
          </table:table-cell>
          <table:table-cell/>
          <table:table-cell table:style-name="ce17" office:value-type="string" calcext:value-type="string">
            <text:p></text:p>
          </table:table-cell>
          <table:table-cell table:style-name="ce10" office:value-type="string" calcext:value-type="string">
            <text:p>Zechariah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</text:p>
          </table:table-cell>
          <table:table-cell table:style-name="ce31" office:value-type="string" calcext:value-type="string">
            <text:p>Tryphaena</text:p>
          </table:table-cell>
          <table:table-cell/>
          <table:table-cell table:style-name="ce17" office:value-type="string" calcext:value-type="string">
            <text:p></text:p>
          </table:table-cell>
          <table:table-cell table:style-name="ce10" office:value-type="string" calcext:value-type="string">
            <text:p>Zerah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</text:p>
          </table:table-cell>
          <table:table-cell table:style-name="ce31" office:value-type="string" calcext:value-type="string">
            <text:p>Tryphosa</text:p>
          </table:table-cell>
          <table:table-cell/>
          <table:table-cell table:style-name="ce17" office:value-type="string" calcext:value-type="string">
            <text:p></text:p>
          </table:table-cell>
          <table:table-cell table:style-name="ce10" office:value-type="string" calcext:value-type="string">
            <text:p>Zerubbabel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3" office:value-type="string" calcext:value-type="string">
            <text:p></text:p>
          </table:table-cell>
          <table:table-cell table:style-name="ce8" office:value-type="string" calcext:value-type="string">
            <text:p>Tyrannus</text:p>
          </table:table-cell>
          <table:table-cell/>
          <table:table-cell table:style-name="ce13" office:value-type="string" calcext:value-type="string">
            <text:p></text:p>
          </table:table-cell>
          <table:table-cell table:style-name="ce8" office:value-type="string" calcext:value-type="string">
            <text:p>Zeu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>
            <text:p></text:p>
          </table:table-cell>
          <table:table-cell table:style-name="ce10" office:value-type="string" calcext:value-type="string">
            <text:p>Tyr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>
            <text:p></text:p>
          </table:table-cell>
          <table:table-cell table:style-name="ce10" office:value-type="string" calcext:value-type="string">
            <text:p>Uriah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</text:p>
          </table:table-cell>
          <table:table-cell table:style-name="ce31" office:value-type="string" calcext:value-type="string">
            <text:p>Urbanu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>
            <text:p></text:p>
          </table:table-cell>
          <table:table-cell table:style-name="ce10" office:value-type="string" calcext:value-type="string">
            <text:p>Uzziah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</text:p>
          </table:table-cell>
          <table:table-cell table:style-name="ce10" office:value-type="string" calcext:value-type="string">
            <text:p>Wor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>
            <text:p></text:p>
          </table:table-cell>
          <table:table-cell table:style-name="ce10" office:value-type="string" calcext:value-type="string">
            <text:p>Yahweh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0" office:value-type="string" calcext:value-type="string">
            <text:p></text:p>
          </table:table-cell>
          <table:table-cell table:style-name="ce11" office:value-type="string" calcext:value-type="string">
            <text:p>Zacchaeu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>
            <text:p></text:p>
          </table:table-cell>
          <table:table-cell table:style-name="ce10" office:value-type="string" calcext:value-type="string">
            <text:p>Zadok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0" office:value-type="string" calcext:value-type="string">
            <text:p></text:p>
          </table:table-cell>
          <table:table-cell table:style-name="ce11" office:value-type="string" calcext:value-type="string">
            <text:p>Zarephath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>
            <text:p></text:p>
          </table:table-cell>
          <table:table-cell table:style-name="ce10" office:value-type="string" calcext:value-type="string">
            <text:p>Zebede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5"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 table:number-rows-repeated="5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6"/>
          <table:table-cell table:style-name="ce11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6"/>
          <table:table-cell table:style-name="ce11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2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7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6"/>
          <table:table-cell table:style-name="ce11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2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style-name="ce14"/>
          <table:table-cell table:style-name="ce19"/>
          <table:table-cell table:style-name="ce21"/>
        </table:table-row>
        <table:table-row table:style-name="ro1" table:number-rows-repeated="2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8"/>
          <table:table-cell table:style-name="ce21"/>
        </table:table-row>
        <table:table-row table:style-name="ro1">
          <table:table-cell table:style-name="ce26"/>
          <table:table-cell table:style-name="ce11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18"/>
          <table:table-cell table:style-name="ce21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18"/>
          <table:table-cell table:style-name="ce21"/>
        </table:table-row>
        <table:table-row table:style-name="ro1" table:number-rows-repeated="4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8"/>
          <table:table-cell table:style-name="ce21"/>
        </table:table-row>
        <table:table-row table:style-name="ro1">
          <table:table-cell table:style-name="ce22"/>
          <table:table-cell table:style-name="ce10"/>
          <table:table-cell/>
          <table:table-cell table:style-name="ce26"/>
          <table:table-cell table:style-name="ce11"/>
          <table:table-cell/>
          <table:table-cell table:style-name="ce13"/>
          <table:table-cell table:style-name="ce8"/>
          <table:table-cell/>
          <table:table-cell table:style-name="ce18"/>
          <table:table-cell table:style-name="ce21"/>
        </table:table-row>
        <table:table-row table:style-name="ro1" table:number-rows-repeated="2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8"/>
          <table:table-cell table:style-name="ce21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6"/>
          <table:table-cell table:style-name="ce11"/>
          <table:table-cell/>
          <table:table-cell table:style-name="ce18"/>
          <table:table-cell table:style-name="ce21"/>
        </table:table-row>
        <table:table-row table:style-name="ro1" table:number-rows-repeated="5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8"/>
          <table:table-cell table:style-name="ce21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18"/>
          <table:table-cell table:style-name="ce21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8"/>
          <table:table-cell table:style-name="ce21"/>
        </table:table-row>
        <table:table-row table:style-name="ro1" table:number-rows-repeated="5">
          <table:table-cell table:number-columns-repeated="9"/>
          <table:table-cell table:style-name="ce18"/>
          <table:table-cell table:style-name="ce21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6"/>
          <table:table-cell table:style-name="ce11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6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6"/>
          <table:table-cell table:style-name="ce8"/>
          <table:table-cell table:number-columns-repeated="3"/>
        </table:table-row>
        <table:table-row table:style-name="ro1" table:number-rows-repeated="4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6"/>
          <table:table-cell table:style-name="ce11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 table:number-rows-repeated="9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6"/>
          <table:table-cell table:style-name="ce11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2">
          <table:table-cell table:style-name="ce22"/>
          <table:table-cell table:style-name="ce10"/>
          <table:table-cell/>
          <table:table-cell table:style-name="ce26"/>
          <table:table-cell table:style-name="ce11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6"/>
          <table:table-cell table:style-name="ce11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6"/>
          <table:table-cell table:style-name="ce11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13"/>
          <table:table-cell table:style-name="ce8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2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35"/>
          <table:table-cell table:style-name="ce16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/>
          <table:table-cell table:style-name="ce13"/>
          <table:table-cell table:style-name="ce8"/>
          <table:table-cell table:number-columns-repeated="3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3"/>
        </table:table-row>
        <table:table-row table:style-name="ro1" table:number-rows-repeated="4"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6"/>
        </table:table-row>
        <table:table-row table:style-name="ro1">
          <table:table-cell table:style-name="ce22"/>
          <table:table-cell table:style-name="ce10"/>
          <table:table-cell/>
          <table:table-cell table:style-name="ce13"/>
          <table:table-cell table:style-name="ce8"/>
          <table:table-cell table:number-columns-repeated="6"/>
        </table:table-row>
        <table:table-row table:style-name="ro1" table:number-rows-repeated="4"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6"/>
        </table:table-row>
        <table:table-row table:style-name="ro1" table:number-rows-repeated="2">
          <table:table-cell table:style-name="ce13"/>
          <table:table-cell table:style-name="ce8"/>
          <table:table-cell/>
          <table:table-cell table:style-name="ce22"/>
          <table:table-cell table:style-name="ce10"/>
          <table:table-cell table:number-columns-repeated="6"/>
        </table:table-row>
        <table:table-row table:style-name="ro1">
          <table:table-cell table:style-name="ce26"/>
          <table:table-cell table:style-name="ce11"/>
          <table:table-cell/>
          <table:table-cell table:style-name="ce22"/>
          <table:table-cell table:style-name="ce10"/>
          <table:table-cell table:number-columns-repeated="6"/>
        </table:table-row>
        <table:table-row table:style-name="ro1" table:number-rows-repeated="3">
          <table:table-cell table:style-name="ce22"/>
          <table:table-cell table:style-name="ce10"/>
          <table:table-cell/>
          <table:table-cell table:style-name="ce22"/>
          <table:table-cell table:style-name="ce10"/>
          <table:table-cell table:number-columns-repeated="6"/>
        </table:table-row>
        <table:table-row table:style-name="ro1" table:number-rows-repeated="561">
          <table:table-cell table:number-columns-repeated="11"/>
        </table:table-row>
        <table:table-row table:style-name="ro1" table:number-rows-repeated="8">
          <table:table-cell table:number-columns-repeated="6"/>
          <table:table-cell table:style-name="ce22"/>
          <table:table-cell table:style-name="ce10"/>
          <table:table-cell table:number-columns-repeated="3"/>
        </table:table-row>
        <table:table-row table:style-name="ro1" table:number-rows-repeated="1047536">
          <table:table-cell table:number-columns-repeated="11"/>
        </table:table-row>
        <table:table-row table:style-name="ro2" table:number-rows-repeated="5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2" svg:font-family="SUN5.2" style:font-pitch="variable"/>
    <style:font-face style:name="SUN6.1" svg:font-family="SUN6.1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SUN Proper Noun Alphabetical Dictionary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3:39:54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4:28.059000000</meta:creation-date>
    <dc:date>2019-04-01T15:37:59.013000000</dc:date>
    <meta:editing-duration>PT1H26M22S</meta:editing-duration>
    <meta:editing-cycles>14</meta:editing-cycles>
    <meta:generator>LibreOffice/6.1.5.2$Windows_X86_64 LibreOffice_project/90f8dcf33c87b3705e78202e3df5142b201bd805</meta:generator>
    <meta:print-date>2019-03-12T14:50:08.692000000</meta:print-date>
    <meta:document-statistic meta:table-count="1" meta:cell-count="951" meta:object-count="0"/>
  </office:meta>
</office:document-meta>
</file>